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446cm"/>
    </style:style>
    <style:style style:name="co22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dout orig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original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">
            <text:p>16</text:p>
          </table:table-cell>
          <table:table-cell office:value-type="string">
            <text:p>tLoop</text:p>
          </table:table-cell>
          <table:table-cell office:value-type="float" office:value="18757">
            <text:p>1875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73">
            <text:p>18773</text:p>
          </table:table-cell>
          <table:table-cell office:value-type="string">
            <text:p>tReal</text:p>
          </table:table-cell>
          <table:table-cell table:formula="of:=([.$P2]+[.$R2])/1000" office:value-type="float" office:value="18.757">
            <text:p>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">
            <text:p>23</text:p>
          </table:table-cell>
          <table:table-cell office:value-type="string">
            <text:p>tLoop</text:p>
          </table:table-cell>
          <table:table-cell office:value-type="float" office:value="61702">
            <text:p>6170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1725">
            <text:p>61725</text:p>
          </table:table-cell>
          <table:table-cell office:value-type="string">
            <text:p>tReal</text:p>
          </table:table-cell>
          <table:table-cell table:formula="of:=([.$P3]+[.$R3])/1000" office:value-type="float" office:value="61.702">
            <text:p>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5">
            <text:p>55</text:p>
          </table:table-cell>
          <table:table-cell office:value-type="string">
            <text:p>tLoop</text:p>
          </table:table-cell>
          <table:table-cell office:value-type="float" office:value="152143">
            <text:p>152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52198">
            <text:p>152198</text:p>
          </table:table-cell>
          <table:table-cell office:value-type="string">
            <text:p>tReal</text:p>
          </table:table-cell>
          <table:table-cell table:formula="of:=([.$P4]+[.$R4])/1000" office:value-type="float" office:value="152.143">
            <text:p>15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8">
            <text:p>98</text:p>
          </table:table-cell>
          <table:table-cell office:value-type="string">
            <text:p>tLoop</text:p>
          </table:table-cell>
          <table:table-cell office:value-type="float" office:value="325884">
            <text:p>3258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25982">
            <text:p>325982</text:p>
          </table:table-cell>
          <table:table-cell office:value-type="string">
            <text:p>tReal</text:p>
          </table:table-cell>
          <table:table-cell table:formula="of:=([.$P5]+[.$R5])/1000" office:value-type="float" office:value="325.884">
            <text:p>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57">
            <text:p>157</text:p>
          </table:table-cell>
          <table:table-cell office:value-type="string">
            <text:p>tLoop</text:p>
          </table:table-cell>
          <table:table-cell office:value-type="float" office:value="422715">
            <text:p>4227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2872">
            <text:p>422872</text:p>
          </table:table-cell>
          <table:table-cell office:value-type="string">
            <text:p>tReal</text:p>
          </table:table-cell>
          <table:table-cell table:formula="of:=([.$P6]+[.$R6])/1000" office:value-type="float" office:value="422.715">
            <text:p>4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4">
            <text:p>214</text:p>
          </table:table-cell>
          <table:table-cell office:value-type="string">
            <text:p>tLoop</text:p>
          </table:table-cell>
          <table:table-cell office:value-type="float" office:value="733315">
            <text:p>7333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33529">
            <text:p>733529</text:p>
          </table:table-cell>
          <table:table-cell office:value-type="string">
            <text:p>tReal</text:p>
          </table:table-cell>
          <table:table-cell table:formula="of:=([.$P7]+[.$R7])/1000" office:value-type="float" office:value="733.315">
            <text:p>73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0">
            <text:p>300</text:p>
          </table:table-cell>
          <table:table-cell office:value-type="string">
            <text:p>tLoop</text:p>
          </table:table-cell>
          <table:table-cell office:value-type="float" office:value="1031932">
            <text:p>103193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2232">
            <text:p>1032232</text:p>
          </table:table-cell>
          <table:table-cell office:value-type="string">
            <text:p>tReal</text:p>
          </table:table-cell>
          <table:table-cell table:formula="of:=([.$P8]+[.$R8])/1000" office:value-type="float" office:value="1031.932">
            <text:p>10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8">
            <text:p>388</text:p>
          </table:table-cell>
          <table:table-cell office:value-type="string">
            <text:p>tLoop</text:p>
          </table:table-cell>
          <table:table-cell office:value-type="float" office:value="1621684">
            <text:p>16216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622072">
            <text:p>1622072</text:p>
          </table:table-cell>
          <table:table-cell office:value-type="string">
            <text:p>tReal</text:p>
          </table:table-cell>
          <table:table-cell table:formula="of:=([.$P9]+[.$R9])/1000" office:value-type="float" office:value="1621.684">
            <text:p>16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89">
            <text:p>489</text:p>
          </table:table-cell>
          <table:table-cell office:value-type="string">
            <text:p>tLoop</text:p>
          </table:table-cell>
          <table:table-cell office:value-type="float" office:value="2229783">
            <text:p>22297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30272">
            <text:p>2230272</text:p>
          </table:table-cell>
          <table:table-cell office:value-type="string">
            <text:p>tReal</text:p>
          </table:table-cell>
          <table:table-cell table:formula="of:=([.$P10]+[.$R10])/1000" office:value-type="float" office:value="2229.783">
            <text:p>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18">
            <text:p>618</text:p>
          </table:table-cell>
          <table:table-cell office:value-type="string">
            <text:p>tLoop</text:p>
          </table:table-cell>
          <table:table-cell office:value-type="float" office:value="1878522">
            <text:p>187852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9140">
            <text:p>1879140</text:p>
          </table:table-cell>
          <table:table-cell office:value-type="string">
            <text:p>tReal</text:p>
          </table:table-cell>
          <table:table-cell table:formula="of:=([.$P11]+[.$R11])/1000" office:value-type="float" office:value="1878.522">
            <text:p>187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40">
            <text:p>740</text:p>
          </table:table-cell>
          <table:table-cell office:value-type="string">
            <text:p>tLoop</text:p>
          </table:table-cell>
          <table:table-cell office:value-type="float" office:value="2598115">
            <text:p>25981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598855">
            <text:p>2598855</text:p>
          </table:table-cell>
          <table:table-cell office:value-type="string">
            <text:p>tReal</text:p>
          </table:table-cell>
          <table:table-cell table:formula="of:=([.$P12]+[.$R12])/1000" office:value-type="float" office:value="2598.115">
            <text:p>259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880">
            <text:p>880</text:p>
          </table:table-cell>
          <table:table-cell office:value-type="string">
            <text:p>tLoop</text:p>
          </table:table-cell>
          <table:table-cell office:value-type="float" office:value="3139690">
            <text:p>313969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140570">
            <text:p>3140570</text:p>
          </table:table-cell>
          <table:table-cell office:value-type="string">
            <text:p>tReal</text:p>
          </table:table-cell>
          <table:table-cell table:formula="of:=([.$P13]+[.$R13])/1000" office:value-type="float" office:value="3139.69">
            <text:p>314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42">
            <text:p>1042</text:p>
          </table:table-cell>
          <table:table-cell office:value-type="string">
            <text:p>tLoop</text:p>
          </table:table-cell>
          <table:table-cell office:value-type="float" office:value="3591578">
            <text:p>359157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592620">
            <text:p>3592620</text:p>
          </table:table-cell>
          <table:table-cell office:value-type="string">
            <text:p>tReal</text:p>
          </table:table-cell>
          <table:table-cell table:formula="of:=([.$P14]+[.$R14])/1000" office:value-type="float" office:value="3591.578">
            <text:p>35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39">
            <text:p>3539</text:p>
          </table:table-cell>
          <table:table-cell office:value-type="string">
            <text:p>tLoop</text:p>
          </table:table-cell>
          <table:table-cell office:value-type="float" office:value="4274087">
            <text:p>42740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77626">
            <text:p>4277626</text:p>
          </table:table-cell>
          <table:table-cell office:value-type="string">
            <text:p>tReal</text:p>
          </table:table-cell>
          <table:table-cell table:formula="of:=([.$P15]+[.$R15])/1000" office:value-type="float" office:value="4274.087">
            <text:p>427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88">
            <text:p>1388</text:p>
          </table:table-cell>
          <table:table-cell office:value-type="string">
            <text:p>tLoop</text:p>
          </table:table-cell>
          <table:table-cell office:value-type="float" office:value="4119287">
            <text:p>41192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20675">
            <text:p>4120675</text:p>
          </table:table-cell>
          <table:table-cell office:value-type="string">
            <text:p>tReal</text:p>
          </table:table-cell>
          <table:table-cell table:formula="of:=([.$P16]+[.$R16])/1000" office:value-type="float" office:value="4119.287">
            <text:p>41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592">
            <text:p>1592</text:p>
          </table:table-cell>
          <table:table-cell office:value-type="string">
            <text:p>tLoop</text:p>
          </table:table-cell>
          <table:table-cell office:value-type="float" office:value="3671624">
            <text:p>367162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673216">
            <text:p>3673216</text:p>
          </table:table-cell>
          <table:table-cell office:value-type="string">
            <text:p>tReal</text:p>
          </table:table-cell>
          <table:table-cell table:formula="of:=([.$P17]+[.$R17])/1000" office:value-type="float" office:value="3671.624">
            <text:p>36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799">
            <text:p>1799</text:p>
          </table:table-cell>
          <table:table-cell office:value-type="string">
            <text:p>tLoop</text:p>
          </table:table-cell>
          <table:table-cell office:value-type="float" office:value="4137779">
            <text:p>413777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39578">
            <text:p>4139578</text:p>
          </table:table-cell>
          <table:table-cell office:value-type="string">
            <text:p>tReal</text:p>
          </table:table-cell>
          <table:table-cell table:formula="of:=([.$P18]+[.$R18])/1000" office:value-type="float" office:value="4137.779">
            <text:p>4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09">
            <text:p>2009</text:p>
          </table:table-cell>
          <table:table-cell office:value-type="string">
            <text:p>tLoop</text:p>
          </table:table-cell>
          <table:table-cell office:value-type="float" office:value="4650908">
            <text:p>465090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652917">
            <text:p>4652917</text:p>
          </table:table-cell>
          <table:table-cell office:value-type="string">
            <text:p>tReal</text:p>
          </table:table-cell>
          <table:table-cell table:formula="of:=([.$P19]+[.$R19])/1000" office:value-type="float" office:value="4650.908">
            <text:p>465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42">
            <text:p>2242</text:p>
          </table:table-cell>
          <table:table-cell office:value-type="string">
            <text:p>tLoop</text:p>
          </table:table-cell>
          <table:table-cell office:value-type="float" office:value="5541980">
            <text:p>554198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44222">
            <text:p>5544222</text:p>
          </table:table-cell>
          <table:table-cell office:value-type="string">
            <text:p>tReal</text:p>
          </table:table-cell>
          <table:table-cell table:formula="of:=([.$P20]+[.$R20])/1000" office:value-type="float" office:value="5541.98">
            <text:p>554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89">
            <text:p>2489</text:p>
          </table:table-cell>
          <table:table-cell office:value-type="string">
            <text:p>tLoop</text:p>
          </table:table-cell>
          <table:table-cell office:value-type="float" office:value="5760206">
            <text:p>57602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762695">
            <text:p>5762695</text:p>
          </table:table-cell>
          <table:table-cell office:value-type="string">
            <text:p>tReal</text:p>
          </table:table-cell>
          <table:table-cell table:formula="of:=([.$P21]+[.$R21])/1000" office:value-type="float" office:value="5760.206">
            <text:p>576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754">
            <text:p>2754</text:p>
          </table:table-cell>
          <table:table-cell office:value-type="string">
            <text:p>tLoop</text:p>
          </table:table-cell>
          <table:table-cell office:value-type="float" office:value="6748372">
            <text:p>674837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751126">
            <text:p>6751126</text:p>
          </table:table-cell>
          <table:table-cell office:value-type="string">
            <text:p>tReal</text:p>
          </table:table-cell>
          <table:table-cell table:formula="of:=([.$P22]+[.$R22])/1000" office:value-type="float" office:value="6748.372">
            <text:p>674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974">
            <text:p>2974</text:p>
          </table:table-cell>
          <table:table-cell office:value-type="string">
            <text:p>tLoop</text:p>
          </table:table-cell>
          <table:table-cell office:value-type="float" office:value="7137645">
            <text:p>713764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7140619">
            <text:p>7140619</text:p>
          </table:table-cell>
          <table:table-cell office:value-type="string">
            <text:p>tReal</text:p>
          </table:table-cell>
          <table:table-cell table:formula="of:=([.$P23]+[.$R23])/1000" office:value-type="float" office:value="7137.645">
            <text:p>7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36">
            <text:p>3236</text:p>
          </table:table-cell>
          <table:table-cell office:value-type="string">
            <text:p>tLoop</text:p>
          </table:table-cell>
          <table:table-cell office:value-type="float" office:value="7644856">
            <text:p>76448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648092">
            <text:p>7648092</text:p>
          </table:table-cell>
          <table:table-cell office:value-type="string">
            <text:p>tReal</text:p>
          </table:table-cell>
          <table:table-cell table:formula="of:=([.$P24]+[.$R24])/1000" office:value-type="float" office:value="7644.856">
            <text:p>76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24">
            <text:p>3524</text:p>
          </table:table-cell>
          <table:table-cell office:value-type="string">
            <text:p>tLoop</text:p>
          </table:table-cell>
          <table:table-cell office:value-type="float" office:value="8334638">
            <text:p>83346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338162">
            <text:p>8338162</text:p>
          </table:table-cell>
          <table:table-cell office:value-type="string">
            <text:p>tReal</text:p>
          </table:table-cell>
          <table:table-cell table:formula="of:=([.$P25]+[.$R25])/1000" office:value-type="float" office:value="8334.638">
            <text:p>833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38">
            <text:p>3838</text:p>
          </table:table-cell>
          <table:table-cell office:value-type="string">
            <text:p>tLoop</text:p>
          </table:table-cell>
          <table:table-cell office:value-type="float" office:value="9053196">
            <text:p>90531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057034">
            <text:p>9057034</text:p>
          </table:table-cell>
          <table:table-cell office:value-type="string">
            <text:p>tReal</text:p>
          </table:table-cell>
          <table:table-cell table:formula="of:=([.$P26]+[.$R26])/1000" office:value-type="float" office:value="9053.196">
            <text:p>905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594">
            <text:p>4594</text:p>
          </table:table-cell>
          <table:table-cell office:value-type="string">
            <text:p>tLoop</text:p>
          </table:table-cell>
          <table:table-cell office:value-type="float" office:value="10059230">
            <text:p>1005923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063824">
            <text:p>10063824</text:p>
          </table:table-cell>
          <table:table-cell office:value-type="string">
            <text:p>tReal</text:p>
          </table:table-cell>
          <table:table-cell table:formula="of:=([.$P27]+[.$R27])/1000" office:value-type="float" office:value="10059.23">
            <text:p>1005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475">
            <text:p>4475</text:p>
          </table:table-cell>
          <table:table-cell office:value-type="string">
            <text:p>tLoop</text:p>
          </table:table-cell>
          <table:table-cell office:value-type="float" office:value="10581171">
            <text:p>105811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0585646">
            <text:p>10585646</text:p>
          </table:table-cell>
          <table:table-cell office:value-type="string">
            <text:p>tReal</text:p>
          </table:table-cell>
          <table:table-cell table:formula="of:=([.$P28]+[.$R28])/1000" office:value-type="float" office:value="10581.171">
            <text:p>1058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822">
            <text:p>4822</text:p>
          </table:table-cell>
          <table:table-cell office:value-type="string">
            <text:p>tLoop</text:p>
          </table:table-cell>
          <table:table-cell office:value-type="float" office:value="11391309">
            <text:p>1139130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1396131">
            <text:p>11396131</text:p>
          </table:table-cell>
          <table:table-cell office:value-type="string">
            <text:p>tReal</text:p>
          </table:table-cell>
          <table:table-cell table:formula="of:=([.$P29]+[.$R29])/1000" office:value-type="float" office:value="11391.309">
            <text:p>1139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159">
            <text:p>5159</text:p>
          </table:table-cell>
          <table:table-cell office:value-type="string">
            <text:p>tLoop</text:p>
          </table:table-cell>
          <table:table-cell office:value-type="float" office:value="12229570">
            <text:p>1222957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2234729">
            <text:p>12234729</text:p>
          </table:table-cell>
          <table:table-cell office:value-type="string">
            <text:p>tReal</text:p>
          </table:table-cell>
          <table:table-cell table:formula="of:=([.$P30]+[.$R30])/1000" office:value-type="float" office:value="12229.57">
            <text:p>1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537">
            <text:p>5537</text:p>
          </table:table-cell>
          <table:table-cell office:value-type="string">
            <text:p>tLoop</text:p>
          </table:table-cell>
          <table:table-cell office:value-type="float" office:value="13096862">
            <text:p>1309686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02399">
            <text:p>13102399</text:p>
          </table:table-cell>
          <table:table-cell office:value-type="string">
            <text:p>tReal</text:p>
          </table:table-cell>
          <table:table-cell table:formula="of:=([.$P31]+[.$R31])/1000" office:value-type="float" office:value="13096.862">
            <text:p>1309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902">
            <text:p>5902</text:p>
          </table:table-cell>
          <table:table-cell office:value-type="string">
            <text:p>tLoop</text:p>
          </table:table-cell>
          <table:table-cell office:value-type="float" office:value="13995334">
            <text:p>13995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001236">
            <text:p>14001236</text:p>
          </table:table-cell>
          <table:table-cell office:value-type="string">
            <text:p>tReal</text:p>
          </table:table-cell>
          <table:table-cell table:formula="of:=([.$P32]+[.$R32])/1000" office:value-type="float" office:value="13995.334">
            <text:p>1399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275">
            <text:p>6275</text:p>
          </table:table-cell>
          <table:table-cell office:value-type="string">
            <text:p>tLoop</text:p>
          </table:table-cell>
          <table:table-cell office:value-type="float" office:value="14924952">
            <text:p>1492495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931227">
            <text:p>14931227</text:p>
          </table:table-cell>
          <table:table-cell office:value-type="string">
            <text:p>tReal</text:p>
          </table:table-cell>
          <table:table-cell table:formula="of:=([.$P33]+[.$R33])/1000" office:value-type="float" office:value="14924.952">
            <text:p>14925</text:p>
          </table:table-cell>
        </table:table-row>
      </table:table>
      <table:table table:name="stdout blocksiz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2"/>
          <table:table-cell table:style-name="Default"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/>
          <table:table-cell table:style-name="Default"/>
          <table:table-cell/>
          <table:table-cell office:value-type="string">
            <text:p>simulation time (ms)</text:p>
          </table:table-cell>
          <table:table-cell table:style-name="Default"/>
          <table:table-cell/>
          <table:table-cell table:style-name="Default"/>
          <table:table-cell table:number-columns-repeated="13"/>
          <table:table-cell office:value-type="string">
            <text:p>block size 2</text:p>
          </table:table-cell>
          <table:table-cell/>
          <table:table-cell office:value-type="string">
            <text:p>block size 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75700">
            <text:p>775700</text:p>
          </table:table-cell>
          <table:table-cell office:value-type="string">
            <text:p>tLoop</text:p>
          </table:table-cell>
          <table:table-cell office:value-type="float" office:value="524160">
            <text:p>524160</text:p>
          </table:table-cell>
          <table:table-cell office:value-type="string">
            <text:p>tWrite</text:p>
          </table:table-cell>
          <table:table-cell office:value-type="float" office:value="517">
            <text:p>517</text:p>
          </table:table-cell>
          <table:table-cell office:value-type="string">
            <text:p>tCompute</text:p>
          </table:table-cell>
          <table:table-cell office:value-type="float" office:value="164">
            <text:p>164</text:p>
          </table:table-cell>
          <table:table-cell office:value-type="string">
            <text:p>tRead</text:p>
          </table:table-cell>
          <table:table-cell office:value-type="float" office:value="86">
            <text:p>86</text:p>
          </table:table-cell>
          <table:table-cell office:value-type="string">
            <text:p>tLoopCycle</text:p>
          </table:table-cell>
          <table:table-cell office:value-type="float" office:value="180">
            <text:p>180</text:p>
          </table:table-cell>
          <table:table-cell office:value-type="string">
            <text:p>tTotal</text:p>
          </table:table-cell>
          <table:table-cell office:value-type="float" office:value="1299946">
            <text:p>1299946</text:p>
          </table:table-cell>
          <table:table-cell office:value-type="string">
            <text:p>tReal</text:p>
          </table:table-cell>
          <table:table-cell table:style-name="ce1" table:formula="of:=([.$P2]+[.$R2])/1000" office:value-type="float" office:value="524.677">
            <text:p>525</text:p>
          </table:table-cell>
          <table:table-cell office:value-type="string">
            <text:p>speedup</text:p>
          </table:table-cell>
          <table:table-cell table:formula="of:=['stdout original'.AB2]/[.AB2]" office:value-type="float" office:value="0.0357496135717785">
            <text:p>0.035749613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9712">
            <text:p>189712</text:p>
          </table:table-cell>
          <table:table-cell office:value-type="string">
            <text:p>tLoop</text:p>
          </table:table-cell>
          <table:table-cell office:value-type="float" office:value="486188">
            <text:p>486188</text:p>
          </table:table-cell>
          <table:table-cell office:value-type="string">
            <text:p>tWrite</text:p>
          </table:table-cell>
          <table:table-cell office:value-type="float" office:value="1298">
            <text:p>1298</text:p>
          </table:table-cell>
          <table:table-cell office:value-type="string">
            <text:p>tCompute</text:p>
          </table:table-cell>
          <table:table-cell office:value-type="float" office:value="157">
            <text:p>157</text:p>
          </table:table-cell>
          <table:table-cell office:value-type="string">
            <text:p>tRead</text:p>
          </table:table-cell>
          <table:table-cell office:value-type="float" office:value="773">
            <text:p>773</text:p>
          </table:table-cell>
          <table:table-cell office:value-type="string">
            <text:p>tLoopCycle</text:p>
          </table:table-cell>
          <table:table-cell office:value-type="float" office:value="174">
            <text:p>174</text:p>
          </table:table-cell>
          <table:table-cell office:value-type="string">
            <text:p>tTotal</text:p>
          </table:table-cell>
          <table:table-cell office:value-type="float" office:value="676673">
            <text:p>676673</text:p>
          </table:table-cell>
          <table:table-cell office:value-type="string">
            <text:p>tReal</text:p>
          </table:table-cell>
          <table:table-cell table:style-name="ce1" table:formula="of:=([.$P3]+[.$R3])/1000" office:value-type="float" office:value="487.486">
            <text:p>487</text:p>
          </table:table-cell>
          <table:table-cell office:value-type="string">
            <text:p>speedup</text:p>
          </table:table-cell>
          <table:table-cell table:formula="of:=['stdout original'.AB3]/[.AB3]" office:value-type="float" office:value="0.126571840011816">
            <text:p>0.1265718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4421">
            <text:p>204421</text:p>
          </table:table-cell>
          <table:table-cell office:value-type="string">
            <text:p>tLoop</text:p>
          </table:table-cell>
          <table:table-cell office:value-type="float" office:value="431971">
            <text:p>431971</text:p>
          </table:table-cell>
          <table:table-cell office:value-type="string">
            <text:p>tWrite</text:p>
          </table:table-cell>
          <table:table-cell office:value-type="float" office:value="2108">
            <text:p>2108</text:p>
          </table:table-cell>
          <table:table-cell office:value-type="string">
            <text:p>tCompute</text:p>
          </table:table-cell>
          <table:table-cell office:value-type="float" office:value="153">
            <text:p>153</text:p>
          </table:table-cell>
          <table:table-cell office:value-type="string">
            <text:p>tRead</text:p>
          </table:table-cell>
          <table:table-cell office:value-type="float" office:value="132">
            <text:p>132</text:p>
          </table:table-cell>
          <table:table-cell office:value-type="string">
            <text:p>tLoopCycle</text:p>
          </table:table-cell>
          <table:table-cell office:value-type="float" office:value="170">
            <text:p>170</text:p>
          </table:table-cell>
          <table:table-cell office:value-type="string">
            <text:p>tTotal</text:p>
          </table:table-cell>
          <table:table-cell office:value-type="float" office:value="636524">
            <text:p>636524</text:p>
          </table:table-cell>
          <table:table-cell office:value-type="string">
            <text:p>tReal</text:p>
          </table:table-cell>
          <table:table-cell table:style-name="ce1" table:formula="of:=([.$P4]+[.$R4])/1000" office:value-type="float" office:value="434.079">
            <text:p>434</text:p>
          </table:table-cell>
          <table:table-cell office:value-type="string">
            <text:p>speedup</text:p>
          </table:table-cell>
          <table:table-cell table:formula="of:=['stdout original'.AB4]/[.AB4]" office:value-type="float" office:value="0.350496107851336">
            <text:p>0.350496107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5661">
            <text:p>205661</text:p>
          </table:table-cell>
          <table:table-cell office:value-type="string">
            <text:p>tLoop</text:p>
          </table:table-cell>
          <table:table-cell office:value-type="float" office:value="531894">
            <text:p>531894</text:p>
          </table:table-cell>
          <table:table-cell office:value-type="string">
            <text:p>tWrite</text:p>
          </table:table-cell>
          <table:table-cell office:value-type="float" office:value="2942">
            <text:p>2942</text:p>
          </table:table-cell>
          <table:table-cell office:value-type="string">
            <text:p>tCompute</text:p>
          </table:table-cell>
          <table:table-cell office:value-type="float" office:value="157">
            <text:p>157</text:p>
          </table:table-cell>
          <table:table-cell office:value-type="string">
            <text:p>tRead</text:p>
          </table:table-cell>
          <table:table-cell office:value-type="float" office:value="2441">
            <text:p>2441</text:p>
          </table:table-cell>
          <table:table-cell office:value-type="string">
            <text:p>tLoopCycle</text:p>
          </table:table-cell>
          <table:table-cell office:value-type="float" office:value="176">
            <text:p>176</text:p>
          </table:table-cell>
          <table:table-cell office:value-type="string">
            <text:p>tTotal</text:p>
          </table:table-cell>
          <table:table-cell office:value-type="float" office:value="739996">
            <text:p>739996</text:p>
          </table:table-cell>
          <table:table-cell office:value-type="string">
            <text:p>tReal</text:p>
          </table:table-cell>
          <table:table-cell table:style-name="ce1" table:formula="of:=([.$P5]+[.$R5])/1000" office:value-type="float" office:value="534.836">
            <text:p>535</text:p>
          </table:table-cell>
          <table:table-cell office:value-type="string">
            <text:p>speedup</text:p>
          </table:table-cell>
          <table:table-cell table:formula="of:=['stdout original'.AB5]/[.AB5]" office:value-type="float" office:value="0.609315752866299">
            <text:p>0.609315752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72224">
            <text:p>272224</text:p>
          </table:table-cell>
          <table:table-cell office:value-type="string">
            <text:p>tLoop</text:p>
          </table:table-cell>
          <table:table-cell office:value-type="float" office:value="610659">
            <text:p>610659</text:p>
          </table:table-cell>
          <table:table-cell office:value-type="string">
            <text:p>tWrite</text:p>
          </table:table-cell>
          <table:table-cell office:value-type="float" office:value="4050">
            <text:p>4050</text:p>
          </table:table-cell>
          <table:table-cell office:value-type="string">
            <text:p>tCompute</text:p>
          </table:table-cell>
          <table:table-cell office:value-type="float" office:value="153">
            <text:p>153</text:p>
          </table:table-cell>
          <table:table-cell office:value-type="string">
            <text:p>tRead</text:p>
          </table:table-cell>
          <table:table-cell office:value-type="float" office:value="2298">
            <text:p>2298</text:p>
          </table:table-cell>
          <table:table-cell office:value-type="string">
            <text:p>tLoopCycle</text:p>
          </table:table-cell>
          <table:table-cell office:value-type="float" office:value="169">
            <text:p>169</text:p>
          </table:table-cell>
          <table:table-cell office:value-type="string">
            <text:p>tTotal</text:p>
          </table:table-cell>
          <table:table-cell office:value-type="float" office:value="885181">
            <text:p>885181</text:p>
          </table:table-cell>
          <table:table-cell office:value-type="string">
            <text:p>tReal</text:p>
          </table:table-cell>
          <table:table-cell table:style-name="ce1" table:formula="of:=([.$P6]+[.$R6])/1000" office:value-type="float" office:value="614.709">
            <text:p>615</text:p>
          </table:table-cell>
          <table:table-cell office:value-type="string">
            <text:p>speedup</text:p>
          </table:table-cell>
          <table:table-cell table:formula="of:=['stdout original'.AB6]/[.AB6]" office:value-type="float" office:value="0.687666847239914">
            <text:p>0.68766684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66990">
            <text:p>266990</text:p>
          </table:table-cell>
          <table:table-cell office:value-type="string">
            <text:p>tLoop</text:p>
          </table:table-cell>
          <table:table-cell office:value-type="float" office:value="568890">
            <text:p>568890</text:p>
          </table:table-cell>
          <table:table-cell office:value-type="string">
            <text:p>tWrite</text:p>
          </table:table-cell>
          <table:table-cell office:value-type="float" office:value="5071">
            <text:p>5071</text:p>
          </table:table-cell>
          <table:table-cell office:value-type="string">
            <text:p>tCompute</text:p>
          </table:table-cell>
          <table:table-cell office:value-type="float" office:value="156">
            <text:p>156</text:p>
          </table:table-cell>
          <table:table-cell office:value-type="string">
            <text:p>tRead</text:p>
          </table:table-cell>
          <table:table-cell office:value-type="float" office:value="2325">
            <text:p>2325</text:p>
          </table:table-cell>
          <table:table-cell office:value-type="string">
            <text:p>tLoopCycle</text:p>
          </table:table-cell>
          <table:table-cell office:value-type="float" office:value="177">
            <text:p>177</text:p>
          </table:table-cell>
          <table:table-cell office:value-type="string">
            <text:p>tTotal</text:p>
          </table:table-cell>
          <table:table-cell office:value-type="float" office:value="838205">
            <text:p>838205</text:p>
          </table:table-cell>
          <table:table-cell office:value-type="string">
            <text:p>tReal</text:p>
          </table:table-cell>
          <table:table-cell table:style-name="ce1" table:formula="of:=([.$P7]+[.$R7])/1000" office:value-type="float" office:value="573.961">
            <text:p>574</text:p>
          </table:table-cell>
          <table:table-cell office:value-type="string">
            <text:p>speedup</text:p>
          </table:table-cell>
          <table:table-cell table:formula="of:=['stdout original'.AB7]/[.AB7]" office:value-type="float" office:value="1.27763907303806">
            <text:p>1.2776390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82046">
            <text:p>282046</text:p>
          </table:table-cell>
          <table:table-cell office:value-type="string">
            <text:p>tLoop</text:p>
          </table:table-cell>
          <table:table-cell office:value-type="float" office:value="469166">
            <text:p>469166</text:p>
          </table:table-cell>
          <table:table-cell office:value-type="string">
            <text:p>tWrite</text:p>
          </table:table-cell>
          <table:table-cell office:value-type="float" office:value="6027">
            <text:p>6027</text:p>
          </table:table-cell>
          <table:table-cell office:value-type="string">
            <text:p>tCompute</text:p>
          </table:table-cell>
          <table:table-cell office:value-type="float" office:value="164">
            <text:p>164</text:p>
          </table:table-cell>
          <table:table-cell office:value-type="string">
            <text:p>tRead</text:p>
          </table:table-cell>
          <table:table-cell office:value-type="float" office:value="3782">
            <text:p>3782</text:p>
          </table:table-cell>
          <table:table-cell office:value-type="string">
            <text:p>tLoopCycle</text:p>
          </table:table-cell>
          <table:table-cell office:value-type="float" office:value="182">
            <text:p>182</text:p>
          </table:table-cell>
          <table:table-cell office:value-type="string">
            <text:p>tTotal</text:p>
          </table:table-cell>
          <table:table-cell office:value-type="float" office:value="754994">
            <text:p>754994</text:p>
          </table:table-cell>
          <table:table-cell office:value-type="string">
            <text:p>tReal</text:p>
          </table:table-cell>
          <table:table-cell table:style-name="ce1" table:formula="of:=([.$P8]+[.$R8])/1000" office:value-type="float" office:value="475.193">
            <text:p>475</text:p>
          </table:table-cell>
          <table:table-cell office:value-type="string">
            <text:p>speedup</text:p>
          </table:table-cell>
          <table:table-cell table:formula="of:=['stdout original'.AB8]/[.AB8]" office:value-type="float" office:value="2.17160606322063">
            <text:p>2.17160606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43064">
            <text:p>343064</text:p>
          </table:table-cell>
          <table:table-cell office:value-type="string">
            <text:p>tLoop</text:p>
          </table:table-cell>
          <table:table-cell office:value-type="float" office:value="548615">
            <text:p>548615</text:p>
          </table:table-cell>
          <table:table-cell office:value-type="string">
            <text:p>tWrite</text:p>
          </table:table-cell>
          <table:table-cell office:value-type="float" office:value="7017">
            <text:p>7017</text:p>
          </table:table-cell>
          <table:table-cell office:value-type="string">
            <text:p>tCompute</text:p>
          </table:table-cell>
          <table:table-cell office:value-type="float" office:value="2557">
            <text:p>2557</text:p>
          </table:table-cell>
          <table:table-cell office:value-type="string">
            <text:p>tRead</text:p>
          </table:table-cell>
          <table:table-cell office:value-type="float" office:value="5677">
            <text:p>5677</text:p>
          </table:table-cell>
          <table:table-cell office:value-type="string">
            <text:p>tLoopCycle</text:p>
          </table:table-cell>
          <table:table-cell office:value-type="float" office:value="2577">
            <text:p>2577</text:p>
          </table:table-cell>
          <table:table-cell office:value-type="string">
            <text:p>tTotal</text:p>
          </table:table-cell>
          <table:table-cell office:value-type="float" office:value="897356">
            <text:p>897356</text:p>
          </table:table-cell>
          <table:table-cell office:value-type="string">
            <text:p>tReal</text:p>
          </table:table-cell>
          <table:table-cell table:style-name="ce1" table:formula="of:=([.$P9]+[.$R9])/1000" office:value-type="float" office:value="555.632">
            <text:p>556</text:p>
          </table:table-cell>
          <table:table-cell office:value-type="string">
            <text:p>speedup</text:p>
          </table:table-cell>
          <table:table-cell table:formula="of:=['stdout original'.AB9]/[.AB9]" office:value-type="float" office:value="2.91862959656751">
            <text:p>2.918629596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76404">
            <text:p>376404</text:p>
          </table:table-cell>
          <table:table-cell office:value-type="string">
            <text:p>tLoop</text:p>
          </table:table-cell>
          <table:table-cell office:value-type="float" office:value="480026">
            <text:p>480026</text:p>
          </table:table-cell>
          <table:table-cell office:value-type="string">
            <text:p>tWrite</text:p>
          </table:table-cell>
          <table:table-cell office:value-type="float" office:value="8388">
            <text:p>8388</text:p>
          </table:table-cell>
          <table:table-cell office:value-type="string">
            <text:p>tCompute</text:p>
          </table:table-cell>
          <table:table-cell office:value-type="float" office:value="164">
            <text:p>164</text:p>
          </table:table-cell>
          <table:table-cell office:value-type="string">
            <text:p>tRead</text:p>
          </table:table-cell>
          <table:table-cell office:value-type="float" office:value="1151">
            <text:p>1151</text:p>
          </table:table-cell>
          <table:table-cell office:value-type="string">
            <text:p>tLoopCycle</text:p>
          </table:table-cell>
          <table:table-cell office:value-type="float" office:value="185">
            <text:p>185</text:p>
          </table:table-cell>
          <table:table-cell office:value-type="string">
            <text:p>tTotal</text:p>
          </table:table-cell>
          <table:table-cell office:value-type="float" office:value="857581">
            <text:p>857581</text:p>
          </table:table-cell>
          <table:table-cell office:value-type="string">
            <text:p>tReal</text:p>
          </table:table-cell>
          <table:table-cell table:style-name="ce1" table:formula="of:=([.$P10]+[.$R10])/1000" office:value-type="float" office:value="488.414">
            <text:p>488</text:p>
          </table:table-cell>
          <table:table-cell office:value-type="string">
            <text:p>speedup</text:p>
          </table:table-cell>
          <table:table-cell table:formula="of:=['stdout original'.AB10]/[.AB10]" office:value-type="float" office:value="4.56535439197075">
            <text:p>4.5653543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22139">
            <text:p>422139</text:p>
          </table:table-cell>
          <table:table-cell office:value-type="string">
            <text:p>tLoop</text:p>
          </table:table-cell>
          <table:table-cell office:value-type="float" office:value="520685">
            <text:p>520685</text:p>
          </table:table-cell>
          <table:table-cell office:value-type="string">
            <text:p>tWrite</text:p>
          </table:table-cell>
          <table:table-cell office:value-type="float" office:value="14449">
            <text:p>14449</text:p>
          </table:table-cell>
          <table:table-cell office:value-type="string">
            <text:p>tCompute</text:p>
          </table:table-cell>
          <table:table-cell office:value-type="float" office:value="165">
            <text:p>165</text:p>
          </table:table-cell>
          <table:table-cell office:value-type="string">
            <text:p>tRead</text:p>
          </table:table-cell>
          <table:table-cell office:value-type="float" office:value="136">
            <text:p>136</text:p>
          </table:table-cell>
          <table:table-cell office:value-type="string">
            <text:p>tLoopCycle</text:p>
          </table:table-cell>
          <table:table-cell office:value-type="float" office:value="188">
            <text:p>188</text:p>
          </table:table-cell>
          <table:table-cell office:value-type="string">
            <text:p>tTotal</text:p>
          </table:table-cell>
          <table:table-cell office:value-type="float" office:value="942960">
            <text:p>942960</text:p>
          </table:table-cell>
          <table:table-cell office:value-type="string">
            <text:p>tReal</text:p>
          </table:table-cell>
          <table:table-cell table:style-name="ce1" table:formula="of:=([.$P11]+[.$R11])/1000" office:value-type="float" office:value="535.134">
            <text:p>535</text:p>
          </table:table-cell>
          <table:table-cell office:value-type="string">
            <text:p>speedup</text:p>
          </table:table-cell>
          <table:table-cell table:formula="of:=['stdout original'.AB11]/[.AB11]" office:value-type="float" office:value="3.5103768401933">
            <text:p>3.510376840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49984">
            <text:p>349984</text:p>
          </table:table-cell>
          <table:table-cell office:value-type="string">
            <text:p>tLoop</text:p>
          </table:table-cell>
          <table:table-cell office:value-type="float" office:value="571197">
            <text:p>571197</text:p>
          </table:table-cell>
          <table:table-cell office:value-type="string">
            <text:p>tWrite</text:p>
          </table:table-cell>
          <table:table-cell office:value-type="float" office:value="20734">
            <text:p>20734</text:p>
          </table:table-cell>
          <table:table-cell office:value-type="string">
            <text:p>tCompute</text:p>
          </table:table-cell>
          <table:table-cell office:value-type="float" office:value="173">
            <text:p>173</text:p>
          </table:table-cell>
          <table:table-cell office:value-type="string">
            <text:p>tRead</text:p>
          </table:table-cell>
          <table:table-cell office:value-type="float" office:value="319">
            <text:p>319</text:p>
          </table:table-cell>
          <table:table-cell office:value-type="string">
            <text:p>tLoopCycle</text:p>
          </table:table-cell>
          <table:table-cell office:value-type="float" office:value="195">
            <text:p>195</text:p>
          </table:table-cell>
          <table:table-cell office:value-type="string">
            <text:p>tTotal</text:p>
          </table:table-cell>
          <table:table-cell office:value-type="float" office:value="921500">
            <text:p>921500</text:p>
          </table:table-cell>
          <table:table-cell office:value-type="string">
            <text:p>tReal</text:p>
          </table:table-cell>
          <table:table-cell table:style-name="ce1" table:formula="of:=([.$P12]+[.$R12])/1000" office:value-type="float" office:value="591.931">
            <text:p>592</text:p>
          </table:table-cell>
          <table:table-cell office:value-type="string">
            <text:p>speedup</text:p>
          </table:table-cell>
          <table:table-cell table:formula="of:=['stdout original'.AB12]/[.AB12]" office:value-type="float" office:value="4.38921935157983">
            <text:p>4.389219351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42092">
            <text:p>442092</text:p>
          </table:table-cell>
          <table:table-cell office:value-type="string">
            <text:p>tLoop</text:p>
          </table:table-cell>
          <table:table-cell office:value-type="float" office:value="554230">
            <text:p>554230</text:p>
          </table:table-cell>
          <table:table-cell office:value-type="string">
            <text:p>tWrite</text:p>
          </table:table-cell>
          <table:table-cell office:value-type="float" office:value="27242">
            <text:p>27242</text:p>
          </table:table-cell>
          <table:table-cell office:value-type="string">
            <text:p>tCompute</text:p>
          </table:table-cell>
          <table:table-cell office:value-type="float" office:value="178">
            <text:p>178</text:p>
          </table:table-cell>
          <table:table-cell office:value-type="string">
            <text:p>tRead</text:p>
          </table:table-cell>
          <table:table-cell office:value-type="float" office:value="2536">
            <text:p>2536</text:p>
          </table:table-cell>
          <table:table-cell office:value-type="string">
            <text:p>tLoopCycle</text:p>
          </table:table-cell>
          <table:table-cell office:value-type="float" office:value="203">
            <text:p>203</text:p>
          </table:table-cell>
          <table:table-cell office:value-type="string">
            <text:p>tTotal</text:p>
          </table:table-cell>
          <table:table-cell office:value-type="float" office:value="998858">
            <text:p>998858</text:p>
          </table:table-cell>
          <table:table-cell office:value-type="string">
            <text:p>tReal</text:p>
          </table:table-cell>
          <table:table-cell table:style-name="ce1" table:formula="of:=([.$P13]+[.$R13])/1000" office:value-type="float" office:value="581.472">
            <text:p>581</text:p>
          </table:table-cell>
          <table:table-cell office:value-type="string">
            <text:p>speedup</text:p>
          </table:table-cell>
          <table:table-cell table:formula="of:=['stdout original'.AB13]/[.AB13]" office:value-type="float" office:value="5.39955492267899">
            <text:p>5.399554922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09494">
            <text:p>509494</text:p>
          </table:table-cell>
          <table:table-cell office:value-type="string">
            <text:p>tLoop</text:p>
          </table:table-cell>
          <table:table-cell office:value-type="float" office:value="574107">
            <text:p>574107</text:p>
          </table:table-cell>
          <table:table-cell office:value-type="string">
            <text:p>tWrite</text:p>
          </table:table-cell>
          <table:table-cell office:value-type="float" office:value="33587">
            <text:p>33587</text:p>
          </table:table-cell>
          <table:table-cell office:value-type="string">
            <text:p>tCompute</text:p>
          </table:table-cell>
          <table:table-cell office:value-type="float" office:value="178">
            <text:p>178</text:p>
          </table:table-cell>
          <table:table-cell office:value-type="string">
            <text:p>tRead</text:p>
          </table:table-cell>
          <table:table-cell office:value-type="float" office:value="1749">
            <text:p>1749</text:p>
          </table:table-cell>
          <table:table-cell office:value-type="string">
            <text:p>tLoopCycle</text:p>
          </table:table-cell>
          <table:table-cell office:value-type="float" office:value="2390">
            <text:p>2390</text:p>
          </table:table-cell>
          <table:table-cell office:value-type="string">
            <text:p>tTotal</text:p>
          </table:table-cell>
          <table:table-cell office:value-type="float" office:value="1085350">
            <text:p>1085350</text:p>
          </table:table-cell>
          <table:table-cell office:value-type="string">
            <text:p>tReal</text:p>
          </table:table-cell>
          <table:table-cell table:style-name="ce1" table:formula="of:=([.$P14]+[.$R14])/1000" office:value-type="float" office:value="607.694">
            <text:p>608</text:p>
          </table:table-cell>
          <table:table-cell office:value-type="string">
            <text:p>speedup</text:p>
          </table:table-cell>
          <table:table-cell table:formula="of:=['stdout original'.AB14]/[.AB14]" office:value-type="float" office:value="5.91017518685391">
            <text:p>5.910175186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645469">
            <text:p>645469</text:p>
          </table:table-cell>
          <table:table-cell office:value-type="string">
            <text:p>tLoop</text:p>
          </table:table-cell>
          <table:table-cell office:value-type="float" office:value="706500">
            <text:p>706500</text:p>
          </table:table-cell>
          <table:table-cell office:value-type="string">
            <text:p>tWrite</text:p>
          </table:table-cell>
          <table:table-cell office:value-type="float" office:value="38665">
            <text:p>38665</text:p>
          </table:table-cell>
          <table:table-cell office:value-type="string">
            <text:p>tCompute</text:p>
          </table:table-cell>
          <table:table-cell office:value-type="float" office:value="184">
            <text:p>184</text:p>
          </table:table-cell>
          <table:table-cell office:value-type="string">
            <text:p>tRead</text:p>
          </table:table-cell>
          <table:table-cell office:value-type="float" office:value="691">
            <text:p>691</text:p>
          </table:table-cell>
          <table:table-cell office:value-type="string">
            <text:p>tLoopCycle</text:p>
          </table:table-cell>
          <table:table-cell office:value-type="float" office:value="214">
            <text:p>214</text:p>
          </table:table-cell>
          <table:table-cell office:value-type="string">
            <text:p>tTotal</text:p>
          </table:table-cell>
          <table:table-cell office:value-type="float" office:value="1352660">
            <text:p>1352660</text:p>
          </table:table-cell>
          <table:table-cell office:value-type="string">
            <text:p>tReal</text:p>
          </table:table-cell>
          <table:table-cell table:style-name="ce1" table:formula="of:=([.$P15]+[.$R15])/1000" office:value-type="float" office:value="745.165">
            <text:p>745</text:p>
          </table:table-cell>
          <table:table-cell office:value-type="string">
            <text:p>speedup</text:p>
          </table:table-cell>
          <table:table-cell table:formula="of:=['stdout original'.AB15]/[.AB15]" office:value-type="float" office:value="5.73575919427241">
            <text:p>5.735759194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49806">
            <text:p>1749806</text:p>
          </table:table-cell>
          <table:table-cell office:value-type="string">
            <text:p>tLoop</text:p>
          </table:table-cell>
          <table:table-cell office:value-type="float" office:value="774887">
            <text:p>774887</text:p>
          </table:table-cell>
          <table:table-cell office:value-type="string">
            <text:p>tWrite</text:p>
          </table:table-cell>
          <table:table-cell office:value-type="float" office:value="46852">
            <text:p>46852</text:p>
          </table:table-cell>
          <table:table-cell office:value-type="string">
            <text:p>tCompute</text:p>
          </table:table-cell>
          <table:table-cell office:value-type="float" office:value="188">
            <text:p>188</text:p>
          </table:table-cell>
          <table:table-cell office:value-type="string">
            <text:p>tRead</text:p>
          </table:table-cell>
          <table:table-cell office:value-type="float" office:value="579">
            <text:p>579</text:p>
          </table:table-cell>
          <table:table-cell office:value-type="string">
            <text:p>tLoopCycle</text:p>
          </table:table-cell>
          <table:table-cell office:value-type="float" office:value="218">
            <text:p>218</text:p>
          </table:table-cell>
          <table:table-cell office:value-type="string">
            <text:p>tTotal</text:p>
          </table:table-cell>
          <table:table-cell office:value-type="float" office:value="2525272">
            <text:p>2525272</text:p>
          </table:table-cell>
          <table:table-cell office:value-type="string">
            <text:p>tReal</text:p>
          </table:table-cell>
          <table:table-cell table:style-name="ce1" table:formula="of:=([.$P16]+[.$R16])/1000" office:value-type="float" office:value="821.739">
            <text:p>822</text:p>
          </table:table-cell>
          <table:table-cell office:value-type="string">
            <text:p>speedup</text:p>
          </table:table-cell>
          <table:table-cell table:formula="of:=['stdout original'.AB16]/[.AB16]" office:value-type="float" office:value="5.01288973749573">
            <text:p>5.012889737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2031">
            <text:p>212031</text:p>
          </table:table-cell>
          <table:table-cell office:value-type="string">
            <text:p>tLoop</text:p>
          </table:table-cell>
          <table:table-cell office:value-type="float" office:value="750436">
            <text:p>750436</text:p>
          </table:table-cell>
          <table:table-cell office:value-type="string">
            <text:p>tWrite</text:p>
          </table:table-cell>
          <table:table-cell office:value-type="float" office:value="9077">
            <text:p>9077</text:p>
          </table:table-cell>
          <table:table-cell office:value-type="string">
            <text:p>tCompute</text:p>
          </table:table-cell>
          <table:table-cell office:value-type="float" office:value="263">
            <text:p>263</text:p>
          </table:table-cell>
          <table:table-cell office:value-type="string">
            <text:p>tRead</text:p>
          </table:table-cell>
          <table:table-cell office:value-type="float" office:value="2193">
            <text:p>2193</text:p>
          </table:table-cell>
          <table:table-cell office:value-type="string">
            <text:p>tLoopCycle</text:p>
          </table:table-cell>
          <table:table-cell office:value-type="float" office:value="282">
            <text:p>282</text:p>
          </table:table-cell>
          <table:table-cell office:value-type="string">
            <text:p>tTotal</text:p>
          </table:table-cell>
          <table:table-cell office:value-type="float" office:value="964660">
            <text:p>964660</text:p>
          </table:table-cell>
          <table:table-cell office:value-type="string">
            <text:p>tReal</text:p>
          </table:table-cell>
          <table:table-cell table:style-name="ce1" table:formula="of:=([.$P17]+[.$R17])/1000" office:value-type="float" office:value="759.513">
            <text:p>760</text:p>
          </table:table-cell>
          <table:table-cell office:value-type="string">
            <text:p>speedup</text:p>
          </table:table-cell>
          <table:table-cell table:formula="of:=['stdout original'.AB17]/[.AB17]" office:value-type="float" office:value="4.83418190340389">
            <text:p>4.834181903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4089">
            <text:p>204089</text:p>
          </table:table-cell>
          <table:table-cell office:value-type="string">
            <text:p>tLoop</text:p>
          </table:table-cell>
          <table:table-cell office:value-type="float" office:value="862756">
            <text:p>862756</text:p>
          </table:table-cell>
          <table:table-cell office:value-type="string">
            <text:p>tWrite</text:p>
          </table:table-cell>
          <table:table-cell office:value-type="float" office:value="10803">
            <text:p>10803</text:p>
          </table:table-cell>
          <table:table-cell office:value-type="string">
            <text:p>tCompute</text:p>
          </table:table-cell>
          <table:table-cell office:value-type="float" office:value="262">
            <text:p>262</text:p>
          </table:table-cell>
          <table:table-cell office:value-type="string">
            <text:p>tRead</text:p>
          </table:table-cell>
          <table:table-cell office:value-type="float" office:value="239">
            <text:p>239</text:p>
          </table:table-cell>
          <table:table-cell office:value-type="string">
            <text:p>tLoopCycle</text:p>
          </table:table-cell>
          <table:table-cell office:value-type="float" office:value="281">
            <text:p>281</text:p>
          </table:table-cell>
          <table:table-cell office:value-type="string">
            <text:p>tTotal</text:p>
          </table:table-cell>
          <table:table-cell office:value-type="float" office:value="1067084">
            <text:p>1067084</text:p>
          </table:table-cell>
          <table:table-cell office:value-type="string">
            <text:p>tReal</text:p>
          </table:table-cell>
          <table:table-cell table:style-name="ce1" table:formula="of:=([.$P18]+[.$R18])/1000" office:value-type="float" office:value="873.559">
            <text:p>874</text:p>
          </table:table-cell>
          <table:table-cell office:value-type="string">
            <text:p>speedup</text:p>
          </table:table-cell>
          <table:table-cell table:formula="of:=['stdout original'.AB18]/[.AB18]" office:value-type="float" office:value="4.73669093902072">
            <text:p>4.7366909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82100">
            <text:p>282100</text:p>
          </table:table-cell>
          <table:table-cell office:value-type="string">
            <text:p>tLoop</text:p>
          </table:table-cell>
          <table:table-cell office:value-type="float" office:value="837439">
            <text:p>837439</text:p>
          </table:table-cell>
          <table:table-cell office:value-type="string">
            <text:p>tWrite</text:p>
          </table:table-cell>
          <table:table-cell office:value-type="float" office:value="12792">
            <text:p>12792</text:p>
          </table:table-cell>
          <table:table-cell office:value-type="string">
            <text:p>tCompute</text:p>
          </table:table-cell>
          <table:table-cell office:value-type="float" office:value="259">
            <text:p>259</text:p>
          </table:table-cell>
          <table:table-cell office:value-type="string">
            <text:p>tRead</text:p>
          </table:table-cell>
          <table:table-cell office:value-type="float" office:value="1527">
            <text:p>1527</text:p>
          </table:table-cell>
          <table:table-cell office:value-type="string">
            <text:p>tLoopCycle</text:p>
          </table:table-cell>
          <table:table-cell office:value-type="float" office:value="277">
            <text:p>277</text:p>
          </table:table-cell>
          <table:table-cell office:value-type="string">
            <text:p>tTotal</text:p>
          </table:table-cell>
          <table:table-cell office:value-type="float" office:value="1121066">
            <text:p>1121066</text:p>
          </table:table-cell>
          <table:table-cell office:value-type="string">
            <text:p>tReal</text:p>
          </table:table-cell>
          <table:table-cell table:style-name="ce1" table:formula="of:=([.$P19]+[.$R19])/1000" office:value-type="float" office:value="850.231">
            <text:p>850</text:p>
          </table:table-cell>
          <table:table-cell office:value-type="string">
            <text:p>speedup</text:p>
          </table:table-cell>
          <table:table-cell table:formula="of:=['stdout original'.AB19]/[.AB19]" office:value-type="float" office:value="5.47016987148199">
            <text:p>5.470169871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45340">
            <text:p>345340</text:p>
          </table:table-cell>
          <table:table-cell office:value-type="string">
            <text:p>tLoop</text:p>
          </table:table-cell>
          <table:table-cell office:value-type="float" office:value="874733">
            <text:p>874733</text:p>
          </table:table-cell>
          <table:table-cell office:value-type="string">
            <text:p>tWrite</text:p>
          </table:table-cell>
          <table:table-cell office:value-type="float" office:value="22963">
            <text:p>22963</text:p>
          </table:table-cell>
          <table:table-cell office:value-type="string">
            <text:p>tCompute</text:p>
          </table:table-cell>
          <table:table-cell office:value-type="float" office:value="262">
            <text:p>262</text:p>
          </table:table-cell>
          <table:table-cell office:value-type="string">
            <text:p>tRead</text:p>
          </table:table-cell>
          <table:table-cell office:value-type="float" office:value="318">
            <text:p>318</text:p>
          </table:table-cell>
          <table:table-cell office:value-type="string">
            <text:p>tLoopCycle</text:p>
          </table:table-cell>
          <table:table-cell office:value-type="float" office:value="282">
            <text:p>282</text:p>
          </table:table-cell>
          <table:table-cell office:value-type="string">
            <text:p>tTotal</text:p>
          </table:table-cell>
          <table:table-cell office:value-type="float" office:value="1220391">
            <text:p>1220391</text:p>
          </table:table-cell>
          <table:table-cell office:value-type="string">
            <text:p>tReal</text:p>
          </table:table-cell>
          <table:table-cell table:style-name="ce1" table:formula="of:=([.$P20]+[.$R20])/1000" office:value-type="float" office:value="897.696">
            <text:p>898</text:p>
          </table:table-cell>
          <table:table-cell office:value-type="string">
            <text:p>speedup</text:p>
          </table:table-cell>
          <table:table-cell table:formula="of:=['stdout original'.AB20]/[.AB20]" office:value-type="float" office:value="6.17355986881973">
            <text:p>6.173559868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6062">
            <text:p>306062</text:p>
          </table:table-cell>
          <table:table-cell office:value-type="string">
            <text:p>tLoop</text:p>
          </table:table-cell>
          <table:table-cell office:value-type="float" office:value="790615">
            <text:p>790615</text:p>
          </table:table-cell>
          <table:table-cell office:value-type="string">
            <text:p>tWrite</text:p>
          </table:table-cell>
          <table:table-cell office:value-type="float" office:value="31699">
            <text:p>31699</text:p>
          </table:table-cell>
          <table:table-cell office:value-type="string">
            <text:p>tCompute</text:p>
          </table:table-cell>
          <table:table-cell office:value-type="float" office:value="2384">
            <text:p>2384</text:p>
          </table:table-cell>
          <table:table-cell office:value-type="string">
            <text:p>tRead</text:p>
          </table:table-cell>
          <table:table-cell office:value-type="float" office:value="396">
            <text:p>396</text:p>
          </table:table-cell>
          <table:table-cell office:value-type="string">
            <text:p>tLoopCycle</text:p>
          </table:table-cell>
          <table:table-cell office:value-type="float" office:value="2410">
            <text:p>2410</text:p>
          </table:table-cell>
          <table:table-cell office:value-type="string">
            <text:p>tTotal</text:p>
          </table:table-cell>
          <table:table-cell office:value-type="float" office:value="1097073">
            <text:p>1097073</text:p>
          </table:table-cell>
          <table:table-cell office:value-type="string">
            <text:p>tReal</text:p>
          </table:table-cell>
          <table:table-cell table:style-name="ce1" table:formula="of:=([.$P21]+[.$R21])/1000" office:value-type="float" office:value="822.314">
            <text:p>822</text:p>
          </table:table-cell>
          <table:table-cell office:value-type="string">
            <text:p>speedup</text:p>
          </table:table-cell>
          <table:table-cell table:formula="of:=['stdout original'.AB21]/[.AB21]" office:value-type="float" office:value="7.00487405054517">
            <text:p>7.004874050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3740">
            <text:p>303740</text:p>
          </table:table-cell>
          <table:table-cell office:value-type="string">
            <text:p>tLoop</text:p>
          </table:table-cell>
          <table:table-cell office:value-type="float" office:value="830673">
            <text:p>830673</text:p>
          </table:table-cell>
          <table:table-cell office:value-type="string">
            <text:p>tWrite</text:p>
          </table:table-cell>
          <table:table-cell office:value-type="float" office:value="40684">
            <text:p>40684</text:p>
          </table:table-cell>
          <table:table-cell office:value-type="string">
            <text:p>tCompute</text:p>
          </table:table-cell>
          <table:table-cell office:value-type="float" office:value="280">
            <text:p>280</text:p>
          </table:table-cell>
          <table:table-cell office:value-type="string">
            <text:p>tRead</text:p>
          </table:table-cell>
          <table:table-cell office:value-type="float" office:value="2866">
            <text:p>2866</text:p>
          </table:table-cell>
          <table:table-cell office:value-type="string">
            <text:p>tLoopCycle</text:p>
          </table:table-cell>
          <table:table-cell office:value-type="float" office:value="298">
            <text:p>298</text:p>
          </table:table-cell>
          <table:table-cell office:value-type="string">
            <text:p>tTotal</text:p>
          </table:table-cell>
          <table:table-cell office:value-type="float" office:value="1137279">
            <text:p>1137279</text:p>
          </table:table-cell>
          <table:table-cell office:value-type="string">
            <text:p>tReal</text:p>
          </table:table-cell>
          <table:table-cell table:style-name="ce1" table:formula="of:=([.$P22]+[.$R22])/1000" office:value-type="float" office:value="871.357">
            <text:p>871</text:p>
          </table:table-cell>
          <table:table-cell office:value-type="string">
            <text:p>speedup</text:p>
          </table:table-cell>
          <table:table-cell table:formula="of:=['stdout original'.AB22]/[.AB22]" office:value-type="float" office:value="7.74466952121805">
            <text:p>7.74466952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26831">
            <text:p>326831</text:p>
          </table:table-cell>
          <table:table-cell office:value-type="string">
            <text:p>tLoop</text:p>
          </table:table-cell>
          <table:table-cell office:value-type="float" office:value="1127161">
            <text:p>1127161</text:p>
          </table:table-cell>
          <table:table-cell office:value-type="string">
            <text:p>tWrite</text:p>
          </table:table-cell>
          <table:table-cell office:value-type="float" office:value="45666">
            <text:p>45666</text:p>
          </table:table-cell>
          <table:table-cell office:value-type="string">
            <text:p>tCompute</text:p>
          </table:table-cell>
          <table:table-cell office:value-type="float" office:value="376">
            <text:p>376</text:p>
          </table:table-cell>
          <table:table-cell office:value-type="string">
            <text:p>tRead</text:p>
          </table:table-cell>
          <table:table-cell office:value-type="float" office:value="429">
            <text:p>429</text:p>
          </table:table-cell>
          <table:table-cell office:value-type="string">
            <text:p>tLoopCycle</text:p>
          </table:table-cell>
          <table:table-cell office:value-type="float" office:value="395">
            <text:p>395</text:p>
          </table:table-cell>
          <table:table-cell office:value-type="string">
            <text:p>tTotal</text:p>
          </table:table-cell>
          <table:table-cell office:value-type="float" office:value="1454421">
            <text:p>1454421</text:p>
          </table:table-cell>
          <table:table-cell office:value-type="string">
            <text:p>tReal</text:p>
          </table:table-cell>
          <table:table-cell table:style-name="ce1" table:formula="of:=([.$P23]+[.$R23])/1000" office:value-type="float" office:value="1172.827">
            <text:p>1173</text:p>
          </table:table-cell>
          <table:table-cell office:value-type="string">
            <text:p>speedup</text:p>
          </table:table-cell>
          <table:table-cell table:formula="of:=['stdout original'.AB23]/[.AB23]" office:value-type="float" office:value="6.0858464206571">
            <text:p>6.085846420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66739">
            <text:p>466739</text:p>
          </table:table-cell>
          <table:table-cell office:value-type="string">
            <text:p>tLoop</text:p>
          </table:table-cell>
          <table:table-cell office:value-type="float" office:value="1411268">
            <text:p>1411268</text:p>
          </table:table-cell>
          <table:table-cell office:value-type="string">
            <text:p>tWrite</text:p>
          </table:table-cell>
          <table:table-cell office:value-type="float" office:value="72001">
            <text:p>72001</text:p>
          </table:table-cell>
          <table:table-cell office:value-type="string">
            <text:p>tCompute</text:p>
          </table:table-cell>
          <table:table-cell office:value-type="float" office:value="398">
            <text:p>398</text:p>
          </table:table-cell>
          <table:table-cell office:value-type="string">
            <text:p>tRead</text:p>
          </table:table-cell>
          <table:table-cell office:value-type="float" office:value="5377">
            <text:p>5377</text:p>
          </table:table-cell>
          <table:table-cell office:value-type="string">
            <text:p>tLoopCycle</text:p>
          </table:table-cell>
          <table:table-cell office:value-type="float" office:value="419">
            <text:p>419</text:p>
          </table:table-cell>
          <table:table-cell office:value-type="string">
            <text:p>tTotal</text:p>
          </table:table-cell>
          <table:table-cell office:value-type="float" office:value="1883384">
            <text:p>1883384</text:p>
          </table:table-cell>
          <table:table-cell office:value-type="string">
            <text:p>tReal</text:p>
          </table:table-cell>
          <table:table-cell table:style-name="ce1" table:formula="of:=([.$P24]+[.$R24])/1000" office:value-type="float" office:value="1483.269">
            <text:p>1483</text:p>
          </table:table-cell>
          <table:table-cell office:value-type="string">
            <text:p>speedup</text:p>
          </table:table-cell>
          <table:table-cell table:formula="of:=['stdout original'.AB24]/[.AB24]" office:value-type="float" office:value="5.15405904121235">
            <text:p>5.15405904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52460">
            <text:p>452460</text:p>
          </table:table-cell>
          <table:table-cell office:value-type="string">
            <text:p>tLoop</text:p>
          </table:table-cell>
          <table:table-cell office:value-type="float" office:value="1429305">
            <text:p>1429305</text:p>
          </table:table-cell>
          <table:table-cell office:value-type="string">
            <text:p>tWrite</text:p>
          </table:table-cell>
          <table:table-cell office:value-type="float" office:value="79704">
            <text:p>79704</text:p>
          </table:table-cell>
          <table:table-cell office:value-type="string">
            <text:p>tCompute</text:p>
          </table:table-cell>
          <table:table-cell office:value-type="float" office:value="439">
            <text:p>439</text:p>
          </table:table-cell>
          <table:table-cell office:value-type="string">
            <text:p>tRead</text:p>
          </table:table-cell>
          <table:table-cell office:value-type="float" office:value="2669">
            <text:p>2669</text:p>
          </table:table-cell>
          <table:table-cell office:value-type="string">
            <text:p>tLoopCycle</text:p>
          </table:table-cell>
          <table:table-cell office:value-type="float" office:value="461">
            <text:p>461</text:p>
          </table:table-cell>
          <table:table-cell office:value-type="string">
            <text:p>tTotal</text:p>
          </table:table-cell>
          <table:table-cell office:value-type="float" office:value="1884434">
            <text:p>1884434</text:p>
          </table:table-cell>
          <table:table-cell office:value-type="string">
            <text:p>tReal</text:p>
          </table:table-cell>
          <table:table-cell table:style-name="ce1" table:formula="of:=([.$P25]+[.$R25])/1000" office:value-type="float" office:value="1509.009">
            <text:p>1509</text:p>
          </table:table-cell>
          <table:table-cell office:value-type="string">
            <text:p>speedup</text:p>
          </table:table-cell>
          <table:table-cell table:formula="of:=['stdout original'.AB25]/[.AB25]" office:value-type="float" office:value="5.52325267775076">
            <text:p>5.523252677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21894">
            <text:p>421894</text:p>
          </table:table-cell>
          <table:table-cell office:value-type="string">
            <text:p>tLoop</text:p>
          </table:table-cell>
          <table:table-cell office:value-type="float" office:value="1117662">
            <text:p>1117662</text:p>
          </table:table-cell>
          <table:table-cell office:value-type="string">
            <text:p>tWrite</text:p>
          </table:table-cell>
          <table:table-cell office:value-type="float" office:value="84228">
            <text:p>84228</text:p>
          </table:table-cell>
          <table:table-cell office:value-type="string">
            <text:p>tCompute</text:p>
          </table:table-cell>
          <table:table-cell office:value-type="float" office:value="404">
            <text:p>404</text:p>
          </table:table-cell>
          <table:table-cell office:value-type="string">
            <text:p>tRead</text:p>
          </table:table-cell>
          <table:table-cell office:value-type="float" office:value="2014">
            <text:p>2014</text:p>
          </table:table-cell>
          <table:table-cell office:value-type="string">
            <text:p>tLoopCycle</text:p>
          </table:table-cell>
          <table:table-cell office:value-type="float" office:value="426">
            <text:p>426</text:p>
          </table:table-cell>
          <table:table-cell office:value-type="string">
            <text:p>tTotal</text:p>
          </table:table-cell>
          <table:table-cell office:value-type="float" office:value="1541570">
            <text:p>1541570</text:p>
          </table:table-cell>
          <table:table-cell office:value-type="string">
            <text:p>tReal</text:p>
          </table:table-cell>
          <table:table-cell table:style-name="ce1" table:formula="of:=([.$P26]+[.$R26])/1000" office:value-type="float" office:value="1201.89">
            <text:p>1202</text:p>
          </table:table-cell>
          <table:table-cell office:value-type="string">
            <text:p>speedup</text:p>
          </table:table-cell>
          <table:table-cell table:formula="of:=['stdout original'.AB26]/[.AB26]" office:value-type="float" office:value="7.53246636547438">
            <text:p>7.532466365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89621">
            <text:p>489621</text:p>
          </table:table-cell>
          <table:table-cell office:value-type="string">
            <text:p>tLoop</text:p>
          </table:table-cell>
          <table:table-cell office:value-type="float" office:value="1335951">
            <text:p>1335951</text:p>
          </table:table-cell>
          <table:table-cell office:value-type="string">
            <text:p>tWrite</text:p>
          </table:table-cell>
          <table:table-cell office:value-type="float" office:value="90207">
            <text:p>90207</text:p>
          </table:table-cell>
          <table:table-cell office:value-type="string">
            <text:p>tCompute</text:p>
          </table:table-cell>
          <table:table-cell office:value-type="float" office:value="449">
            <text:p>449</text:p>
          </table:table-cell>
          <table:table-cell office:value-type="string">
            <text:p>tRead</text:p>
          </table:table-cell>
          <table:table-cell office:value-type="float" office:value="3361">
            <text:p>3361</text:p>
          </table:table-cell>
          <table:table-cell office:value-type="string">
            <text:p>tLoopCycle</text:p>
          </table:table-cell>
          <table:table-cell office:value-type="float" office:value="472">
            <text:p>472</text:p>
          </table:table-cell>
          <table:table-cell office:value-type="string">
            <text:p>tTotal</text:p>
          </table:table-cell>
          <table:table-cell office:value-type="float" office:value="1828933">
            <text:p>1828933</text:p>
          </table:table-cell>
          <table:table-cell office:value-type="string">
            <text:p>tReal</text:p>
          </table:table-cell>
          <table:table-cell table:style-name="ce1" table:formula="of:=([.$P27]+[.$R27])/1000" office:value-type="float" office:value="1426.158">
            <text:p>1426</text:p>
          </table:table-cell>
          <table:table-cell office:value-type="string">
            <text:p>speedup</text:p>
          </table:table-cell>
          <table:table-cell table:formula="of:=['stdout original'.AB27]/[.AB27]" office:value-type="float" office:value="7.05337697506167">
            <text:p>7.053376975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15427">
            <text:p>415427</text:p>
          </table:table-cell>
          <table:table-cell office:value-type="string">
            <text:p>tLoop</text:p>
          </table:table-cell>
          <table:table-cell office:value-type="float" office:value="1459565">
            <text:p>1459565</text:p>
          </table:table-cell>
          <table:table-cell office:value-type="string">
            <text:p>tWrite</text:p>
          </table:table-cell>
          <table:table-cell office:value-type="float" office:value="97299">
            <text:p>97299</text:p>
          </table:table-cell>
          <table:table-cell office:value-type="string">
            <text:p>tCompute</text:p>
          </table:table-cell>
          <table:table-cell office:value-type="float" office:value="504">
            <text:p>504</text:p>
          </table:table-cell>
          <table:table-cell office:value-type="string">
            <text:p>tRead</text:p>
          </table:table-cell>
          <table:table-cell office:value-type="float" office:value="4046">
            <text:p>4046</text:p>
          </table:table-cell>
          <table:table-cell office:value-type="string">
            <text:p>tLoopCycle</text:p>
          </table:table-cell>
          <table:table-cell office:value-type="float" office:value="531">
            <text:p>531</text:p>
          </table:table-cell>
          <table:table-cell office:value-type="string">
            <text:p>tTotal</text:p>
          </table:table-cell>
          <table:table-cell office:value-type="float" office:value="1879038">
            <text:p>1879038</text:p>
          </table:table-cell>
          <table:table-cell office:value-type="string">
            <text:p>tReal</text:p>
          </table:table-cell>
          <table:table-cell table:style-name="ce1" table:formula="of:=([.$P28]+[.$R28])/1000" office:value-type="float" office:value="1556.864">
            <text:p>1557</text:p>
          </table:table-cell>
          <table:table-cell office:value-type="string">
            <text:p>speedup</text:p>
          </table:table-cell>
          <table:table-cell table:formula="of:=['stdout original'.AB28]/[.AB28]" office:value-type="float" office:value="6.79646455952479">
            <text:p>6.796464559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181767">
            <text:p>1181767</text:p>
          </table:table-cell>
          <table:table-cell office:value-type="string">
            <text:p>tLoop</text:p>
          </table:table-cell>
          <table:table-cell office:value-type="float" office:value="1718968">
            <text:p>1718968</text:p>
          </table:table-cell>
          <table:table-cell office:value-type="string">
            <text:p>tWrite</text:p>
          </table:table-cell>
          <table:table-cell office:value-type="float" office:value="105129">
            <text:p>105129</text:p>
          </table:table-cell>
          <table:table-cell office:value-type="string">
            <text:p>tCompute</text:p>
          </table:table-cell>
          <table:table-cell office:value-type="float" office:value="528">
            <text:p>528</text:p>
          </table:table-cell>
          <table:table-cell office:value-type="string">
            <text:p>tRead</text:p>
          </table:table-cell>
          <table:table-cell office:value-type="float" office:value="687">
            <text:p>687</text:p>
          </table:table-cell>
          <table:table-cell office:value-type="string">
            <text:p>tLoopCycle</text:p>
          </table:table-cell>
          <table:table-cell office:value-type="float" office:value="553">
            <text:p>553</text:p>
          </table:table-cell>
          <table:table-cell office:value-type="string">
            <text:p>tTotal</text:p>
          </table:table-cell>
          <table:table-cell office:value-type="float" office:value="2901422">
            <text:p>2901422</text:p>
          </table:table-cell>
          <table:table-cell office:value-type="string">
            <text:p>tReal</text:p>
          </table:table-cell>
          <table:table-cell table:style-name="ce1" table:formula="of:=([.$P29]+[.$R29])/1000" office:value-type="float" office:value="1824.097">
            <text:p>1824</text:p>
          </table:table-cell>
          <table:table-cell office:value-type="string">
            <text:p>speedup</text:p>
          </table:table-cell>
          <table:table-cell table:formula="of:=['stdout original'.AB29]/[.AB29]" office:value-type="float" office:value="6.24490309451745">
            <text:p>6.24490309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026072">
            <text:p>1026072</text:p>
          </table:table-cell>
          <table:table-cell office:value-type="string">
            <text:p>tLoop</text:p>
          </table:table-cell>
          <table:table-cell office:value-type="float" office:value="1629100">
            <text:p>1629100</text:p>
          </table:table-cell>
          <table:table-cell office:value-type="string">
            <text:p>tWrite</text:p>
          </table:table-cell>
          <table:table-cell office:value-type="float" office:value="110385">
            <text:p>110385</text:p>
          </table:table-cell>
          <table:table-cell office:value-type="string">
            <text:p>tCompute</text:p>
          </table:table-cell>
          <table:table-cell office:value-type="float" office:value="538">
            <text:p>538</text:p>
          </table:table-cell>
          <table:table-cell office:value-type="string">
            <text:p>tRead</text:p>
          </table:table-cell>
          <table:table-cell office:value-type="float" office:value="587">
            <text:p>587</text:p>
          </table:table-cell>
          <table:table-cell office:value-type="string">
            <text:p>tLoopCycle</text:p>
          </table:table-cell>
          <table:table-cell office:value-type="float" office:value="564">
            <text:p>564</text:p>
          </table:table-cell>
          <table:table-cell office:value-type="string">
            <text:p>tTotal</text:p>
          </table:table-cell>
          <table:table-cell office:value-type="float" office:value="2655759">
            <text:p>2655759</text:p>
          </table:table-cell>
          <table:table-cell office:value-type="string">
            <text:p>tReal</text:p>
          </table:table-cell>
          <table:table-cell table:style-name="ce1" table:formula="of:=([.$P30]+[.$R30])/1000" office:value-type="float" office:value="1739.485">
            <text:p>1739</text:p>
          </table:table-cell>
          <table:table-cell office:value-type="string">
            <text:p>speedup</text:p>
          </table:table-cell>
          <table:table-cell table:formula="of:=['stdout original'.AB30]/[.AB30]" office:value-type="float" office:value="7.03056939266507">
            <text:p>7.030569392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32592">
            <text:p>132592</text:p>
          </table:table-cell>
          <table:table-cell office:value-type="string">
            <text:p>tLoop</text:p>
          </table:table-cell>
          <table:table-cell office:value-type="float" office:value="1089589">
            <text:p>1089589</text:p>
          </table:table-cell>
          <table:table-cell office:value-type="string">
            <text:p>tWrite</text:p>
          </table:table-cell>
          <table:table-cell office:value-type="float" office:value="5686">
            <text:p>5686</text:p>
          </table:table-cell>
          <table:table-cell office:value-type="string">
            <text:p>tCompute</text:p>
          </table:table-cell>
          <table:table-cell office:value-type="float" office:value="527">
            <text:p>527</text:p>
          </table:table-cell>
          <table:table-cell office:value-type="string">
            <text:p>tRead</text:p>
          </table:table-cell>
          <table:table-cell office:value-type="float" office:value="432">
            <text:p>432</text:p>
          </table:table-cell>
          <table:table-cell office:value-type="string">
            <text:p>tLoopCycle</text:p>
          </table:table-cell>
          <table:table-cell office:value-type="float" office:value="544">
            <text:p>544</text:p>
          </table:table-cell>
          <table:table-cell office:value-type="string">
            <text:p>tTotal</text:p>
          </table:table-cell>
          <table:table-cell office:value-type="float" office:value="1222613">
            <text:p>1222613</text:p>
          </table:table-cell>
          <table:table-cell office:value-type="string">
            <text:p>tReal</text:p>
          </table:table-cell>
          <table:table-cell table:style-name="ce1" table:formula="of:=([.$P31]+[.$R31])/1000" office:value-type="float" office:value="1095.275">
            <text:p>1095</text:p>
          </table:table-cell>
          <table:table-cell office:value-type="string">
            <text:p>speedup</text:p>
          </table:table-cell>
          <table:table-cell table:formula="of:=['stdout original'.AB31]/[.AB31]" office:value-type="float" office:value="11.9576015156011">
            <text:p>11.957601515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5727">
            <text:p>155727</text:p>
          </table:table-cell>
          <table:table-cell office:value-type="string">
            <text:p>tLoop</text:p>
          </table:table-cell>
          <table:table-cell office:value-type="float" office:value="1256589">
            <text:p>1256589</text:p>
          </table:table-cell>
          <table:table-cell office:value-type="string">
            <text:p>tWrite</text:p>
          </table:table-cell>
          <table:table-cell office:value-type="float" office:value="9263">
            <text:p>9263</text:p>
          </table:table-cell>
          <table:table-cell office:value-type="string">
            <text:p>tCompute</text:p>
          </table:table-cell>
          <table:table-cell office:value-type="float" office:value="612">
            <text:p>612</text:p>
          </table:table-cell>
          <table:table-cell office:value-type="string">
            <text:p>tRead</text:p>
          </table:table-cell>
          <table:table-cell office:value-type="float" office:value="483">
            <text:p>483</text:p>
          </table:table-cell>
          <table:table-cell office:value-type="string">
            <text:p>tLoopCycle</text:p>
          </table:table-cell>
          <table:table-cell office:value-type="float" office:value="631">
            <text:p>631</text:p>
          </table:table-cell>
          <table:table-cell office:value-type="string">
            <text:p>tTotal</text:p>
          </table:table-cell>
          <table:table-cell office:value-type="float" office:value="1412799">
            <text:p>1412799</text:p>
          </table:table-cell>
          <table:table-cell office:value-type="string">
            <text:p>tReal</text:p>
          </table:table-cell>
          <table:table-cell table:style-name="ce1" table:formula="of:=([.$P32]+[.$R32])/1000" office:value-type="float" office:value="1265.852">
            <text:p>1266</text:p>
          </table:table-cell>
          <table:table-cell office:value-type="string">
            <text:p>speedup</text:p>
          </table:table-cell>
          <table:table-cell table:formula="of:=['stdout original'.AB32]/[.AB32]" office:value-type="float" office:value="11.0560586861655">
            <text:p>11.05605868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8813">
            <text:p>178813</text:p>
          </table:table-cell>
          <table:table-cell office:value-type="string">
            <text:p>tLoop</text:p>
          </table:table-cell>
          <table:table-cell office:value-type="float" office:value="1272519">
            <text:p>1272519</text:p>
          </table:table-cell>
          <table:table-cell office:value-type="string">
            <text:p>tWrite</text:p>
          </table:table-cell>
          <table:table-cell office:value-type="float" office:value="12987">
            <text:p>12987</text:p>
          </table:table-cell>
          <table:table-cell office:value-type="string">
            <text:p>tCompute</text:p>
          </table:table-cell>
          <table:table-cell office:value-type="float" office:value="614">
            <text:p>614</text:p>
          </table:table-cell>
          <table:table-cell office:value-type="string">
            <text:p>tRead</text:p>
          </table:table-cell>
          <table:table-cell office:value-type="float" office:value="561">
            <text:p>561</text:p>
          </table:table-cell>
          <table:table-cell office:value-type="string">
            <text:p>tLoopCycle</text:p>
          </table:table-cell>
          <table:table-cell office:value-type="float" office:value="634">
            <text:p>634</text:p>
          </table:table-cell>
          <table:table-cell office:value-type="string">
            <text:p>tTotal</text:p>
          </table:table-cell>
          <table:table-cell office:value-type="float" office:value="1451893">
            <text:p>1451893</text:p>
          </table:table-cell>
          <table:table-cell office:value-type="string">
            <text:p>tReal</text:p>
          </table:table-cell>
          <table:table-cell table:style-name="ce1" table:formula="of:=([.$P33]+[.$R33])/1000" office:value-type="float" office:value="1285.506">
            <text:p>1286</text:p>
          </table:table-cell>
          <table:table-cell office:value-type="string">
            <text:p>speedup</text:p>
          </table:table-cell>
          <table:table-cell table:formula="of:=['stdout original'.AB33]/[.AB33]" office:value-type="float" office:value="11.6101768486495">
            <text:p>11.6101768486</text:p>
          </table:table-cell>
        </table:table-row>
        <table:table-row table:style-name="ro2" table:number-rows-repeated="7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 table:number-rows-repeated="1048463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tdout blocksize 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4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4</text:p>
          </table:table-cell>
          <table:table-cell/>
          <table:table-cell office:value-type="string">
            <text:p>block size 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22912">
            <text:p>722912</text:p>
          </table:table-cell>
          <table:table-cell office:value-type="string">
            <text:p>tLoop</text:p>
          </table:table-cell>
          <table:table-cell office:value-type="float" office:value="436265">
            <text:p>436265</text:p>
          </table:table-cell>
          <table:table-cell office:value-type="string">
            <text:p>tWrite</text:p>
          </table:table-cell>
          <table:table-cell office:value-type="float" office:value="534">
            <text:p>534</text:p>
          </table:table-cell>
          <table:table-cell office:value-type="string">
            <text:p>tCompute</text:p>
          </table:table-cell>
          <table:table-cell office:value-type="float" office:value="202">
            <text:p>202</text:p>
          </table:table-cell>
          <table:table-cell office:value-type="string">
            <text:p>tRead</text:p>
          </table:table-cell>
          <table:table-cell office:value-type="float" office:value="92">
            <text:p>92</text:p>
          </table:table-cell>
          <table:table-cell office:value-type="string">
            <text:p>tLoopCycle</text:p>
          </table:table-cell>
          <table:table-cell office:value-type="float" office:value="218">
            <text:p>218</text:p>
          </table:table-cell>
          <table:table-cell office:value-type="string">
            <text:p>tTotal</text:p>
          </table:table-cell>
          <table:table-cell office:value-type="float" office:value="1159269">
            <text:p>1159269</text:p>
          </table:table-cell>
          <table:table-cell office:value-type="string">
            <text:p>tReal</text:p>
          </table:table-cell>
          <table:table-cell table:formula="of:=([.$P2]+[.$R2])/1000" office:value-type="float" office:value="436.799">
            <text:p>437</text:p>
          </table:table-cell>
          <table:table-cell office:value-type="string">
            <text:p>speedup</text:p>
          </table:table-cell>
          <table:table-cell table:formula="of:=['stdout original'.AB3]/[.AB2]" office:value-type="float" office:value="0.141259480905405">
            <text:p>0.14125948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6547">
            <text:p>126547</text:p>
          </table:table-cell>
          <table:table-cell office:value-type="string">
            <text:p>tLoop</text:p>
          </table:table-cell>
          <table:table-cell office:value-type="float" office:value="431610">
            <text:p>431610</text:p>
          </table:table-cell>
          <table:table-cell office:value-type="string">
            <text:p>tWrite</text:p>
          </table:table-cell>
          <table:table-cell office:value-type="float" office:value="1338">
            <text:p>1338</text:p>
          </table:table-cell>
          <table:table-cell office:value-type="string">
            <text:p>tCompute</text:p>
          </table:table-cell>
          <table:table-cell office:value-type="float" office:value="197">
            <text:p>197</text:p>
          </table:table-cell>
          <table:table-cell office:value-type="string">
            <text:p>tRead</text:p>
          </table:table-cell>
          <table:table-cell office:value-type="float" office:value="88">
            <text:p>88</text:p>
          </table:table-cell>
          <table:table-cell office:value-type="string">
            <text:p>tLoopCycle</text:p>
          </table:table-cell>
          <table:table-cell office:value-type="float" office:value="215">
            <text:p>215</text:p>
          </table:table-cell>
          <table:table-cell office:value-type="string">
            <text:p>tTotal</text:p>
          </table:table-cell>
          <table:table-cell office:value-type="float" office:value="558245">
            <text:p>558245</text:p>
          </table:table-cell>
          <table:table-cell office:value-type="string">
            <text:p>tReal</text:p>
          </table:table-cell>
          <table:table-cell table:formula="of:=([.$P3]+[.$R3])/1000" office:value-type="float" office:value="432.948">
            <text:p>433</text:p>
          </table:table-cell>
          <table:table-cell office:value-type="string">
            <text:p>speedup</text:p>
          </table:table-cell>
          <table:table-cell table:formula="of:=['stdout original'.AB5]/[.AB3]" office:value-type="float" office:value="0.752709332298567">
            <text:p>0.75270933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8948">
            <text:p>148948</text:p>
          </table:table-cell>
          <table:table-cell office:value-type="string">
            <text:p>tLoop</text:p>
          </table:table-cell>
          <table:table-cell office:value-type="float" office:value="423967">
            <text:p>423967</text:p>
          </table:table-cell>
          <table:table-cell office:value-type="string">
            <text:p>tWrite</text:p>
          </table:table-cell>
          <table:table-cell office:value-type="float" office:value="2179">
            <text:p>2179</text:p>
          </table:table-cell>
          <table:table-cell office:value-type="string">
            <text:p>tCompute</text:p>
          </table:table-cell>
          <table:table-cell office:value-type="float" office:value="195">
            <text:p>195</text:p>
          </table:table-cell>
          <table:table-cell office:value-type="string">
            <text:p>tRead</text:p>
          </table:table-cell>
          <table:table-cell office:value-type="float" office:value="167">
            <text:p>167</text:p>
          </table:table-cell>
          <table:table-cell office:value-type="string">
            <text:p>tLoopCycle</text:p>
          </table:table-cell>
          <table:table-cell office:value-type="float" office:value="213">
            <text:p>213</text:p>
          </table:table-cell>
          <table:table-cell office:value-type="string">
            <text:p>tTotal</text:p>
          </table:table-cell>
          <table:table-cell office:value-type="float" office:value="573082">
            <text:p>573082</text:p>
          </table:table-cell>
          <table:table-cell office:value-type="string">
            <text:p>tReal</text:p>
          </table:table-cell>
          <table:table-cell table:formula="of:=([.$P4]+[.$R4])/1000" office:value-type="float" office:value="426.146">
            <text:p>426</text:p>
          </table:table-cell>
          <table:table-cell office:value-type="string">
            <text:p>speedup</text:p>
          </table:table-cell>
          <table:table-cell table:formula="of:=['stdout original'.AB7]/[.AB4]" office:value-type="float" office:value="1.72080695348543">
            <text:p>1.720806953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72193">
            <text:p>172193</text:p>
          </table:table-cell>
          <table:table-cell office:value-type="string">
            <text:p>tLoop</text:p>
          </table:table-cell>
          <table:table-cell office:value-type="float" office:value="423594">
            <text:p>423594</text:p>
          </table:table-cell>
          <table:table-cell office:value-type="string">
            <text:p>tWrite</text:p>
          </table:table-cell>
          <table:table-cell office:value-type="float" office:value="3129">
            <text:p>3129</text:p>
          </table:table-cell>
          <table:table-cell office:value-type="string">
            <text:p>tCompute</text:p>
          </table:table-cell>
          <table:table-cell office:value-type="float" office:value="196">
            <text:p>196</text:p>
          </table:table-cell>
          <table:table-cell office:value-type="string">
            <text:p>tRead</text:p>
          </table:table-cell>
          <table:table-cell office:value-type="float" office:value="221">
            <text:p>221</text:p>
          </table:table-cell>
          <table:table-cell office:value-type="string">
            <text:p>tLoopCycle</text:p>
          </table:table-cell>
          <table:table-cell office:value-type="float" office:value="214">
            <text:p>214</text:p>
          </table:table-cell>
          <table:table-cell office:value-type="string">
            <text:p>tTotal</text:p>
          </table:table-cell>
          <table:table-cell office:value-type="float" office:value="596008">
            <text:p>596008</text:p>
          </table:table-cell>
          <table:table-cell office:value-type="string">
            <text:p>tReal</text:p>
          </table:table-cell>
          <table:table-cell table:formula="of:=([.$P5]+[.$R5])/1000" office:value-type="float" office:value="426.723">
            <text:p>427</text:p>
          </table:table-cell>
          <table:table-cell office:value-type="string">
            <text:p>speedup</text:p>
          </table:table-cell>
          <table:table-cell table:formula="of:=['stdout original'.AB9]/[.AB5]" office:value-type="float" office:value="3.80032011398495">
            <text:p>3.80032011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92944">
            <text:p>192944</text:p>
          </table:table-cell>
          <table:table-cell office:value-type="string">
            <text:p>tLoop</text:p>
          </table:table-cell>
          <table:table-cell office:value-type="float" office:value="424164">
            <text:p>424164</text:p>
          </table:table-cell>
          <table:table-cell office:value-type="string">
            <text:p>tWrite</text:p>
          </table:table-cell>
          <table:table-cell office:value-type="float" office:value="4486">
            <text:p>4486</text:p>
          </table:table-cell>
          <table:table-cell office:value-type="string">
            <text:p>tCompute</text:p>
          </table:table-cell>
          <table:table-cell office:value-type="float" office:value="191">
            <text:p>191</text:p>
          </table:table-cell>
          <table:table-cell office:value-type="string">
            <text:p>tRead</text:p>
          </table:table-cell>
          <table:table-cell office:value-type="float" office:value="263">
            <text:p>263</text:p>
          </table:table-cell>
          <table:table-cell office:value-type="string">
            <text:p>tLoopCycle</text:p>
          </table:table-cell>
          <table:table-cell office:value-type="float" office:value="212">
            <text:p>212</text:p>
          </table:table-cell>
          <table:table-cell office:value-type="string">
            <text:p>tTotal</text:p>
          </table:table-cell>
          <table:table-cell office:value-type="float" office:value="617371">
            <text:p>617371</text:p>
          </table:table-cell>
          <table:table-cell office:value-type="string">
            <text:p>tReal</text:p>
          </table:table-cell>
          <table:table-cell table:formula="of:=([.$P6]+[.$R6])/1000" office:value-type="float" office:value="428.65">
            <text:p>429</text:p>
          </table:table-cell>
          <table:table-cell office:value-type="string">
            <text:p>speedup</text:p>
          </table:table-cell>
          <table:table-cell table:formula="of:=['stdout original'.AB11]/[.AB6]" office:value-type="float" office:value="4.38241455733116">
            <text:p>4.38241455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1994">
            <text:p>211994</text:p>
          </table:table-cell>
          <table:table-cell office:value-type="string">
            <text:p>tLoop</text:p>
          </table:table-cell>
          <table:table-cell office:value-type="float" office:value="434569">
            <text:p>434569</text:p>
          </table:table-cell>
          <table:table-cell office:value-type="string">
            <text:p>tWrite</text:p>
          </table:table-cell>
          <table:table-cell office:value-type="float" office:value="6154">
            <text:p>6154</text:p>
          </table:table-cell>
          <table:table-cell office:value-type="string">
            <text:p>tCompute</text:p>
          </table:table-cell>
          <table:table-cell office:value-type="float" office:value="199">
            <text:p>199</text:p>
          </table:table-cell>
          <table:table-cell office:value-type="string">
            <text:p>tRead</text:p>
          </table:table-cell>
          <table:table-cell office:value-type="float" office:value="234">
            <text:p>234</text:p>
          </table:table-cell>
          <table:table-cell office:value-type="string">
            <text:p>tLoopCycle</text:p>
          </table:table-cell>
          <table:table-cell office:value-type="float" office:value="216">
            <text:p>216</text:p>
          </table:table-cell>
          <table:table-cell office:value-type="string">
            <text:p>tTotal</text:p>
          </table:table-cell>
          <table:table-cell office:value-type="float" office:value="646797">
            <text:p>646797</text:p>
          </table:table-cell>
          <table:table-cell office:value-type="string">
            <text:p>tReal</text:p>
          </table:table-cell>
          <table:table-cell table:formula="of:=([.$P7]+[.$R7])/1000" office:value-type="float" office:value="440.723">
            <text:p>441</text:p>
          </table:table-cell>
          <table:table-cell office:value-type="string">
            <text:p>speedup</text:p>
          </table:table-cell>
          <table:table-cell table:formula="of:=['stdout original'.AB13]/[.AB7]" office:value-type="float" office:value="7.12395314063482">
            <text:p>7.123953140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2919">
            <text:p>302919</text:p>
          </table:table-cell>
          <table:table-cell office:value-type="string">
            <text:p>tLoop</text:p>
          </table:table-cell>
          <table:table-cell office:value-type="float" office:value="624723">
            <text:p>624723</text:p>
          </table:table-cell>
          <table:table-cell office:value-type="string">
            <text:p>tWrite</text:p>
          </table:table-cell>
          <table:table-cell office:value-type="float" office:value="10049">
            <text:p>10049</text:p>
          </table:table-cell>
          <table:table-cell office:value-type="string">
            <text:p>tCompute</text:p>
          </table:table-cell>
          <table:table-cell office:value-type="float" office:value="203">
            <text:p>203</text:p>
          </table:table-cell>
          <table:table-cell office:value-type="string">
            <text:p>tRead</text:p>
          </table:table-cell>
          <table:table-cell office:value-type="float" office:value="268">
            <text:p>268</text:p>
          </table:table-cell>
          <table:table-cell office:value-type="string">
            <text:p>tLoopCycle</text:p>
          </table:table-cell>
          <table:table-cell office:value-type="float" office:value="224">
            <text:p>224</text:p>
          </table:table-cell>
          <table:table-cell office:value-type="string">
            <text:p>tTotal</text:p>
          </table:table-cell>
          <table:table-cell office:value-type="float" office:value="927910">
            <text:p>927910</text:p>
          </table:table-cell>
          <table:table-cell office:value-type="string">
            <text:p>tReal</text:p>
          </table:table-cell>
          <table:table-cell table:formula="of:=([.$P8]+[.$R8])/1000" office:value-type="float" office:value="634.772">
            <text:p>635</text:p>
          </table:table-cell>
          <table:table-cell office:value-type="string">
            <text:p>speedup</text:p>
          </table:table-cell>
          <table:table-cell table:formula="of:=['stdout original'.AB15]/[.AB8]" office:value-type="float" office:value="6.7332632819343">
            <text:p>6.73326328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7380">
            <text:p>307380</text:p>
          </table:table-cell>
          <table:table-cell office:value-type="string">
            <text:p>tLoop</text:p>
          </table:table-cell>
          <table:table-cell office:value-type="float" office:value="662321">
            <text:p>662321</text:p>
          </table:table-cell>
          <table:table-cell office:value-type="string">
            <text:p>tWrite</text:p>
          </table:table-cell>
          <table:table-cell office:value-type="float" office:value="12950">
            <text:p>12950</text:p>
          </table:table-cell>
          <table:table-cell office:value-type="string">
            <text:p>tCompute</text:p>
          </table:table-cell>
          <table:table-cell office:value-type="float" office:value="210">
            <text:p>210</text:p>
          </table:table-cell>
          <table:table-cell office:value-type="string">
            <text:p>tRead</text:p>
          </table:table-cell>
          <table:table-cell office:value-type="float" office:value="3630">
            <text:p>3630</text:p>
          </table:table-cell>
          <table:table-cell office:value-type="string">
            <text:p>tLoopCycle</text:p>
          </table:table-cell>
          <table:table-cell office:value-type="float" office:value="230">
            <text:p>230</text:p>
          </table:table-cell>
          <table:table-cell office:value-type="string">
            <text:p>tTotal</text:p>
          </table:table-cell>
          <table:table-cell office:value-type="float" office:value="973331">
            <text:p>973331</text:p>
          </table:table-cell>
          <table:table-cell office:value-type="string">
            <text:p>tReal</text:p>
          </table:table-cell>
          <table:table-cell table:formula="of:=([.$P9]+[.$R9])/1000" office:value-type="float" office:value="675.271">
            <text:p>675</text:p>
          </table:table-cell>
          <table:table-cell office:value-type="string">
            <text:p>speedup</text:p>
          </table:table-cell>
          <table:table-cell table:formula="of:=['stdout original'.AB17]/[.AB9]" office:value-type="float" office:value="5.43726000376145">
            <text:p>5.43726000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7066">
            <text:p>367066</text:p>
          </table:table-cell>
          <table:table-cell office:value-type="string">
            <text:p>tLoop</text:p>
          </table:table-cell>
          <table:table-cell office:value-type="float" office:value="616874">
            <text:p>616874</text:p>
          </table:table-cell>
          <table:table-cell office:value-type="string">
            <text:p>tWrite</text:p>
          </table:table-cell>
          <table:table-cell office:value-type="float" office:value="15049">
            <text:p>15049</text:p>
          </table:table-cell>
          <table:table-cell office:value-type="string">
            <text:p>tCompute</text:p>
          </table:table-cell>
          <table:table-cell office:value-type="float" office:value="201">
            <text:p>201</text:p>
          </table:table-cell>
          <table:table-cell office:value-type="string">
            <text:p>tRead</text:p>
          </table:table-cell>
          <table:table-cell office:value-type="float" office:value="2556">
            <text:p>2556</text:p>
          </table:table-cell>
          <table:table-cell office:value-type="string">
            <text:p>tLoopCycle</text:p>
          </table:table-cell>
          <table:table-cell office:value-type="float" office:value="223">
            <text:p>223</text:p>
          </table:table-cell>
          <table:table-cell office:value-type="string">
            <text:p>tTotal</text:p>
          </table:table-cell>
          <table:table-cell office:value-type="float" office:value="986496">
            <text:p>986496</text:p>
          </table:table-cell>
          <table:table-cell office:value-type="string">
            <text:p>tReal</text:p>
          </table:table-cell>
          <table:table-cell table:formula="of:=([.$P10]+[.$R10])/1000" office:value-type="float" office:value="631.923">
            <text:p>632</text:p>
          </table:table-cell>
          <table:table-cell office:value-type="string">
            <text:p>speedup</text:p>
          </table:table-cell>
          <table:table-cell table:formula="of:=['stdout original'.AB19]/[.AB10]" office:value-type="float" office:value="7.35992834570035">
            <text:p>7.359928345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70556">
            <text:p>370556</text:p>
          </table:table-cell>
          <table:table-cell office:value-type="string">
            <text:p>tLoop</text:p>
          </table:table-cell>
          <table:table-cell office:value-type="float" office:value="639791">
            <text:p>639791</text:p>
          </table:table-cell>
          <table:table-cell office:value-type="string">
            <text:p>tWrite</text:p>
          </table:table-cell>
          <table:table-cell office:value-type="float" office:value="17264">
            <text:p>17264</text:p>
          </table:table-cell>
          <table:table-cell office:value-type="string">
            <text:p>tCompute</text:p>
          </table:table-cell>
          <table:table-cell office:value-type="float" office:value="207">
            <text:p>207</text:p>
          </table:table-cell>
          <table:table-cell office:value-type="string">
            <text:p>tRead</text:p>
          </table:table-cell>
          <table:table-cell office:value-type="float" office:value="5790">
            <text:p>5790</text:p>
          </table:table-cell>
          <table:table-cell office:value-type="string">
            <text:p>tLoopCycle</text:p>
          </table:table-cell>
          <table:table-cell office:value-type="float" office:value="228">
            <text:p>228</text:p>
          </table:table-cell>
          <table:table-cell office:value-type="string">
            <text:p>tTotal</text:p>
          </table:table-cell>
          <table:table-cell office:value-type="float" office:value="1016137">
            <text:p>1016137</text:p>
          </table:table-cell>
          <table:table-cell office:value-type="string">
            <text:p>tReal</text:p>
          </table:table-cell>
          <table:table-cell table:formula="of:=([.$P11]+[.$R11])/1000" office:value-type="float" office:value="657.055">
            <text:p>657</text:p>
          </table:table-cell>
          <table:table-cell office:value-type="string">
            <text:p>speedup</text:p>
          </table:table-cell>
          <table:table-cell table:formula="of:=['stdout original'.AB21]/[.AB11]" office:value-type="float" office:value="8.76670293963215">
            <text:p>8.76670293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6282">
            <text:p>366282</text:p>
          </table:table-cell>
          <table:table-cell office:value-type="string">
            <text:p>tLoop</text:p>
          </table:table-cell>
          <table:table-cell office:value-type="float" office:value="730188">
            <text:p>730188</text:p>
          </table:table-cell>
          <table:table-cell office:value-type="string">
            <text:p>tWrite</text:p>
          </table:table-cell>
          <table:table-cell office:value-type="float" office:value="19880">
            <text:p>19880</text:p>
          </table:table-cell>
          <table:table-cell office:value-type="string">
            <text:p>tCompute</text:p>
          </table:table-cell>
          <table:table-cell office:value-type="float" office:value="222">
            <text:p>222</text:p>
          </table:table-cell>
          <table:table-cell office:value-type="string">
            <text:p>tRead</text:p>
          </table:table-cell>
          <table:table-cell office:value-type="float" office:value="2952">
            <text:p>2952</text:p>
          </table:table-cell>
          <table:table-cell office:value-type="string">
            <text:p>tLoopCycle</text:p>
          </table:table-cell>
          <table:table-cell office:value-type="float" office:value="246">
            <text:p>246</text:p>
          </table:table-cell>
          <table:table-cell office:value-type="string">
            <text:p>tTotal</text:p>
          </table:table-cell>
          <table:table-cell office:value-type="float" office:value="1099422">
            <text:p>1099422</text:p>
          </table:table-cell>
          <table:table-cell office:value-type="string">
            <text:p>tReal</text:p>
          </table:table-cell>
          <table:table-cell table:formula="of:=([.$P12]+[.$R12])/1000" office:value-type="float" office:value="750.068">
            <text:p>750</text:p>
          </table:table-cell>
          <table:table-cell office:value-type="string">
            <text:p>speedup</text:p>
          </table:table-cell>
          <table:table-cell table:formula="of:=['stdout original'.AB23]/[.AB12]" office:value-type="float" office:value="9.51599721625239">
            <text:p>9.515997216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5184">
            <text:p>365184</text:p>
          </table:table-cell>
          <table:table-cell office:value-type="string">
            <text:p>tLoop</text:p>
          </table:table-cell>
          <table:table-cell office:value-type="float" office:value="817159">
            <text:p>817159</text:p>
          </table:table-cell>
          <table:table-cell office:value-type="string">
            <text:p>tWrite</text:p>
          </table:table-cell>
          <table:table-cell office:value-type="float" office:value="22928">
            <text:p>22928</text:p>
          </table:table-cell>
          <table:table-cell office:value-type="string">
            <text:p>tCompute</text:p>
          </table:table-cell>
          <table:table-cell office:value-type="float" office:value="253">
            <text:p>253</text:p>
          </table:table-cell>
          <table:table-cell office:value-type="string">
            <text:p>tRead</text:p>
          </table:table-cell>
          <table:table-cell office:value-type="float" office:value="1062">
            <text:p>1062</text:p>
          </table:table-cell>
          <table:table-cell office:value-type="string">
            <text:p>tLoopCycle</text:p>
          </table:table-cell>
          <table:table-cell office:value-type="float" office:value="277">
            <text:p>277</text:p>
          </table:table-cell>
          <table:table-cell office:value-type="string">
            <text:p>tTotal</text:p>
          </table:table-cell>
          <table:table-cell office:value-type="float" office:value="1183405">
            <text:p>1183405</text:p>
          </table:table-cell>
          <table:table-cell office:value-type="string">
            <text:p>tReal</text:p>
          </table:table-cell>
          <table:table-cell table:formula="of:=([.$P13]+[.$R13])/1000" office:value-type="float" office:value="840.087">
            <text:p>840</text:p>
          </table:table-cell>
          <table:table-cell office:value-type="string">
            <text:p>speedup</text:p>
          </table:table-cell>
          <table:table-cell table:formula="of:=['stdout original'.AB25]/[.AB13]" office:value-type="float" office:value="9.92116054646721">
            <text:p>9.921160546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82779">
            <text:p>482779</text:p>
          </table:table-cell>
          <table:table-cell office:value-type="string">
            <text:p>tLoop</text:p>
          </table:table-cell>
          <table:table-cell office:value-type="float" office:value="818893">
            <text:p>818893</text:p>
          </table:table-cell>
          <table:table-cell office:value-type="string">
            <text:p>tWrite</text:p>
          </table:table-cell>
          <table:table-cell office:value-type="float" office:value="28352">
            <text:p>28352</text:p>
          </table:table-cell>
          <table:table-cell office:value-type="string">
            <text:p>tCompute</text:p>
          </table:table-cell>
          <table:table-cell office:value-type="float" office:value="250">
            <text:p>250</text:p>
          </table:table-cell>
          <table:table-cell office:value-type="string">
            <text:p>tRead</text:p>
          </table:table-cell>
          <table:table-cell office:value-type="float" office:value="567">
            <text:p>567</text:p>
          </table:table-cell>
          <table:table-cell office:value-type="string">
            <text:p>tLoopCycle</text:p>
          </table:table-cell>
          <table:table-cell office:value-type="float" office:value="274">
            <text:p>274</text:p>
          </table:table-cell>
          <table:table-cell office:value-type="string">
            <text:p>tTotal</text:p>
          </table:table-cell>
          <table:table-cell office:value-type="float" office:value="1302239">
            <text:p>1302239</text:p>
          </table:table-cell>
          <table:table-cell office:value-type="string">
            <text:p>tReal</text:p>
          </table:table-cell>
          <table:table-cell table:formula="of:=([.$P14]+[.$R14])/1000" office:value-type="float" office:value="847.245">
            <text:p>847</text:p>
          </table:table-cell>
          <table:table-cell office:value-type="string">
            <text:p>speedup</text:p>
          </table:table-cell>
          <table:table-cell table:formula="of:=['stdout original'.AB27]/[.AB14]" office:value-type="float" office:value="11.8728703031591">
            <text:p>11.87287030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88807">
            <text:p>1088807</text:p>
          </table:table-cell>
          <table:table-cell office:value-type="string">
            <text:p>tLoop</text:p>
          </table:table-cell>
          <table:table-cell office:value-type="float" office:value="936756">
            <text:p>936756</text:p>
          </table:table-cell>
          <table:table-cell office:value-type="string">
            <text:p>tWrite</text:p>
          </table:table-cell>
          <table:table-cell office:value-type="float" office:value="48839">
            <text:p>48839</text:p>
          </table:table-cell>
          <table:table-cell office:value-type="string">
            <text:p>tCompute</text:p>
          </table:table-cell>
          <table:table-cell office:value-type="float" office:value="288">
            <text:p>288</text:p>
          </table:table-cell>
          <table:table-cell office:value-type="string">
            <text:p>tRead</text:p>
          </table:table-cell>
          <table:table-cell office:value-type="float" office:value="1231">
            <text:p>1231</text:p>
          </table:table-cell>
          <table:table-cell office:value-type="string">
            <text:p>tLoopCycle</text:p>
          </table:table-cell>
          <table:table-cell office:value-type="float" office:value="313">
            <text:p>313</text:p>
          </table:table-cell>
          <table:table-cell office:value-type="string">
            <text:p>tTotal</text:p>
          </table:table-cell>
          <table:table-cell office:value-type="float" office:value="2026794">
            <text:p>2026794</text:p>
          </table:table-cell>
          <table:table-cell office:value-type="string">
            <text:p>tReal</text:p>
          </table:table-cell>
          <table:table-cell table:formula="of:=([.$P15]+[.$R15])/1000" office:value-type="float" office:value="985.595">
            <text:p>986</text:p>
          </table:table-cell>
          <table:table-cell office:value-type="string">
            <text:p>speedup</text:p>
          </table:table-cell>
          <table:table-cell table:formula="of:=['stdout original'.AB29]/[.AB15]" office:value-type="float" office:value="11.5577990959776">
            <text:p>11.5577990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61823">
            <text:p>561823</text:p>
          </table:table-cell>
          <table:table-cell office:value-type="string">
            <text:p>tLoop</text:p>
          </table:table-cell>
          <table:table-cell office:value-type="float" office:value="995862">
            <text:p>995862</text:p>
          </table:table-cell>
          <table:table-cell office:value-type="string">
            <text:p>tWrite</text:p>
          </table:table-cell>
          <table:table-cell office:value-type="float" office:value="53334">
            <text:p>53334</text:p>
          </table:table-cell>
          <table:table-cell office:value-type="string">
            <text:p>tCompute</text:p>
          </table:table-cell>
          <table:table-cell office:value-type="float" office:value="335">
            <text:p>335</text:p>
          </table:table-cell>
          <table:table-cell office:value-type="string">
            <text:p>tRead</text:p>
          </table:table-cell>
          <table:table-cell office:value-type="float" office:value="667">
            <text:p>667</text:p>
          </table:table-cell>
          <table:table-cell office:value-type="string">
            <text:p>tLoopCycle</text:p>
          </table:table-cell>
          <table:table-cell office:value-type="float" office:value="361">
            <text:p>361</text:p>
          </table:table-cell>
          <table:table-cell office:value-type="string">
            <text:p>tTotal</text:p>
          </table:table-cell>
          <table:table-cell office:value-type="float" office:value="1558352">
            <text:p>1558352</text:p>
          </table:table-cell>
          <table:table-cell office:value-type="string">
            <text:p>tReal</text:p>
          </table:table-cell>
          <table:table-cell table:formula="of:=([.$P16]+[.$R16])/1000" office:value-type="float" office:value="1049.196">
            <text:p>1049</text:p>
          </table:table-cell>
          <table:table-cell office:value-type="string">
            <text:p>speedup</text:p>
          </table:table-cell>
          <table:table-cell table:formula="of:=['stdout original'.AB31]/[.AB16]" office:value-type="float" office:value="12.4827601325205">
            <text:p>12.482760132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70358">
            <text:p>170358</text:p>
          </table:table-cell>
          <table:table-cell office:value-type="string">
            <text:p>tLoop</text:p>
          </table:table-cell>
          <table:table-cell office:value-type="float" office:value="1351809">
            <text:p>1351809</text:p>
          </table:table-cell>
          <table:table-cell office:value-type="string">
            <text:p>tWrite</text:p>
          </table:table-cell>
          <table:table-cell office:value-type="float" office:value="14222">
            <text:p>14222</text:p>
          </table:table-cell>
          <table:table-cell office:value-type="string">
            <text:p>tCompute</text:p>
          </table:table-cell>
          <table:table-cell office:value-type="float" office:value="478">
            <text:p>478</text:p>
          </table:table-cell>
          <table:table-cell office:value-type="string">
            <text:p>tRead</text:p>
          </table:table-cell>
          <table:table-cell office:value-type="float" office:value="2572">
            <text:p>2572</text:p>
          </table:table-cell>
          <table:table-cell office:value-type="string">
            <text:p>tLoopCycle</text:p>
          </table:table-cell>
          <table:table-cell office:value-type="float" office:value="497">
            <text:p>497</text:p>
          </table:table-cell>
          <table:table-cell office:value-type="string">
            <text:p>tTotal</text:p>
          </table:table-cell>
          <table:table-cell office:value-type="float" office:value="1524739">
            <text:p>1524739</text:p>
          </table:table-cell>
          <table:table-cell office:value-type="string">
            <text:p>tReal</text:p>
          </table:table-cell>
          <table:table-cell table:formula="of:=([.$P17]+[.$R17])/1000" office:value-type="float" office:value="1366.031">
            <text:p>1366</text:p>
          </table:table-cell>
          <table:table-cell office:value-type="string">
            <text:p>speedup</text:p>
          </table:table-cell>
          <table:table-cell table:formula="of:=['stdout original'.AB33]/[.AB17]" office:value-type="float" office:value="10.9257784047361">
            <text:p>10.9257784047</text:p>
          </table:table-cell>
        </table:table-row>
      </table:table>
      <table:table table:name="stdout blocksize 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8</text:p>
          </table:table-cell>
          <table:table-cell/>
          <table:table-cell office:value-type="string">
            <text:p>block size 8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806669">
            <text:p>806669</text:p>
          </table:table-cell>
          <table:table-cell office:value-type="string">
            <text:p>tLoop</text:p>
          </table:table-cell>
          <table:table-cell office:value-type="float" office:value="878397">
            <text:p>878397</text:p>
          </table:table-cell>
          <table:table-cell office:value-type="string">
            <text:p>tWrite</text:p>
          </table:table-cell>
          <table:table-cell office:value-type="float" office:value="561">
            <text:p>561</text:p>
          </table:table-cell>
          <table:table-cell office:value-type="string">
            <text:p>tCompute</text:p>
          </table:table-cell>
          <table:table-cell office:value-type="float" office:value="251">
            <text:p>251</text:p>
          </table:table-cell>
          <table:table-cell office:value-type="string">
            <text:p>tRead</text:p>
          </table:table-cell>
          <table:table-cell office:value-type="float" office:value="2181">
            <text:p>2181</text:p>
          </table:table-cell>
          <table:table-cell office:value-type="string">
            <text:p>tLoopCycle</text:p>
          </table:table-cell>
          <table:table-cell office:value-type="float" office:value="267">
            <text:p>267</text:p>
          </table:table-cell>
          <table:table-cell office:value-type="string">
            <text:p>tTotal</text:p>
          </table:table-cell>
          <table:table-cell office:value-type="float" office:value="1687247">
            <text:p>1687247</text:p>
          </table:table-cell>
          <table:table-cell office:value-type="string">
            <text:p>tReal</text:p>
          </table:table-cell>
          <table:table-cell table:formula="of:=([.$P2]+[.$R2])/1000" office:value-type="float" office:value="878.958">
            <text:p>879</text:p>
          </table:table-cell>
          <table:table-cell office:value-type="string">
            <text:p>speedup</text:p>
          </table:table-cell>
          <table:table-cell table:formula="of:=['stdout original'.AB5]/[.AB2]" office:value-type="float" office:value="0.370761742881912">
            <text:p>0.3707617429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2013">
            <text:p>212013</text:p>
          </table:table-cell>
          <table:table-cell office:value-type="string">
            <text:p>tLoop</text:p>
          </table:table-cell>
          <table:table-cell office:value-type="float" office:value="824807">
            <text:p>824807</text:p>
          </table:table-cell>
          <table:table-cell office:value-type="string">
            <text:p>tWrite</text:p>
          </table:table-cell>
          <table:table-cell office:value-type="float" office:value="1451">
            <text:p>1451</text:p>
          </table:table-cell>
          <table:table-cell office:value-type="string">
            <text:p>tCompute</text:p>
          </table:table-cell>
          <table:table-cell office:value-type="float" office:value="251">
            <text:p>251</text:p>
          </table:table-cell>
          <table:table-cell office:value-type="string">
            <text:p>tRead</text:p>
          </table:table-cell>
          <table:table-cell office:value-type="float" office:value="2195">
            <text:p>2195</text:p>
          </table:table-cell>
          <table:table-cell office:value-type="string">
            <text:p>tLoopCycle</text:p>
          </table:table-cell>
          <table:table-cell office:value-type="float" office:value="269">
            <text:p>269</text:p>
          </table:table-cell>
          <table:table-cell office:value-type="string">
            <text:p>tTotal</text:p>
          </table:table-cell>
          <table:table-cell office:value-type="float" office:value="1039015">
            <text:p>1039015</text:p>
          </table:table-cell>
          <table:table-cell office:value-type="string">
            <text:p>tReal</text:p>
          </table:table-cell>
          <table:table-cell table:formula="of:=([.$P3]+[.$R3])/1000" office:value-type="float" office:value="826.258">
            <text:p>826</text:p>
          </table:table-cell>
          <table:table-cell office:value-type="string">
            <text:p>speedup</text:p>
          </table:table-cell>
          <table:table-cell table:formula="of:=['stdout original'.AB9]/[.AB3]" office:value-type="float" office:value="1.96268477884632">
            <text:p>1.9626847788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8598">
            <text:p>208598</text:p>
          </table:table-cell>
          <table:table-cell office:value-type="string">
            <text:p>tLoop</text:p>
          </table:table-cell>
          <table:table-cell office:value-type="float" office:value="768924">
            <text:p>768924</text:p>
          </table:table-cell>
          <table:table-cell office:value-type="string">
            <text:p>tWrite</text:p>
          </table:table-cell>
          <table:table-cell office:value-type="float" office:value="7611">
            <text:p>7611</text:p>
          </table:table-cell>
          <table:table-cell office:value-type="string">
            <text:p>tCompute</text:p>
          </table:table-cell>
          <table:table-cell office:value-type="float" office:value="247">
            <text:p>247</text:p>
          </table:table-cell>
          <table:table-cell office:value-type="string">
            <text:p>tRead</text:p>
          </table:table-cell>
          <table:table-cell office:value-type="float" office:value="3208">
            <text:p>3208</text:p>
          </table:table-cell>
          <table:table-cell office:value-type="string">
            <text:p>tLoopCycle</text:p>
          </table:table-cell>
          <table:table-cell office:value-type="float" office:value="266">
            <text:p>266</text:p>
          </table:table-cell>
          <table:table-cell office:value-type="string">
            <text:p>tTotal</text:p>
          </table:table-cell>
          <table:table-cell office:value-type="float" office:value="980730">
            <text:p>980730</text:p>
          </table:table-cell>
          <table:table-cell office:value-type="string">
            <text:p>tReal</text:p>
          </table:table-cell>
          <table:table-cell table:formula="of:=([.$P4]+[.$R4])/1000" office:value-type="float" office:value="776.535">
            <text:p>777</text:p>
          </table:table-cell>
          <table:table-cell office:value-type="string">
            <text:p>speedup</text:p>
          </table:table-cell>
          <table:table-cell table:formula="of:=['stdout original'.AB13]/[.AB4]" office:value-type="float" office:value="4.04320474930299">
            <text:p>4.0432047493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2583">
            <text:p>302583</text:p>
          </table:table-cell>
          <table:table-cell office:value-type="string">
            <text:p>tLoop</text:p>
          </table:table-cell>
          <table:table-cell office:value-type="float" office:value="899603">
            <text:p>899603</text:p>
          </table:table-cell>
          <table:table-cell office:value-type="string">
            <text:p>tWrite</text:p>
          </table:table-cell>
          <table:table-cell office:value-type="float" office:value="11500">
            <text:p>11500</text:p>
          </table:table-cell>
          <table:table-cell office:value-type="string">
            <text:p>tCompute</text:p>
          </table:table-cell>
          <table:table-cell office:value-type="float" office:value="254">
            <text:p>254</text:p>
          </table:table-cell>
          <table:table-cell office:value-type="string">
            <text:p>tRead</text:p>
          </table:table-cell>
          <table:table-cell office:value-type="float" office:value="914">
            <text:p>914</text:p>
          </table:table-cell>
          <table:table-cell office:value-type="string">
            <text:p>tLoopCycle</text:p>
          </table:table-cell>
          <table:table-cell office:value-type="float" office:value="269">
            <text:p>269</text:p>
          </table:table-cell>
          <table:table-cell office:value-type="string">
            <text:p>tTotal</text:p>
          </table:table-cell>
          <table:table-cell office:value-type="float" office:value="1203100">
            <text:p>1203100</text:p>
          </table:table-cell>
          <table:table-cell office:value-type="string">
            <text:p>tReal</text:p>
          </table:table-cell>
          <table:table-cell table:formula="of:=([.$P5]+[.$R5])/1000" office:value-type="float" office:value="911.103">
            <text:p>911</text:p>
          </table:table-cell>
          <table:table-cell office:value-type="string">
            <text:p>speedup</text:p>
          </table:table-cell>
          <table:table-cell table:formula="of:=['stdout original'.AB17]/[.AB5]" office:value-type="float" office:value="4.02986709515829">
            <text:p>4.029867095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78392">
            <text:p>378392</text:p>
          </table:table-cell>
          <table:table-cell office:value-type="string">
            <text:p>tLoop</text:p>
          </table:table-cell>
          <table:table-cell office:value-type="float" office:value="1049299">
            <text:p>1049299</text:p>
          </table:table-cell>
          <table:table-cell office:value-type="string">
            <text:p>tWrite</text:p>
          </table:table-cell>
          <table:table-cell office:value-type="float" office:value="15544">
            <text:p>15544</text:p>
          </table:table-cell>
          <table:table-cell office:value-type="string">
            <text:p>tCompute</text:p>
          </table:table-cell>
          <table:table-cell office:value-type="float" office:value="243">
            <text:p>243</text:p>
          </table:table-cell>
          <table:table-cell office:value-type="string">
            <text:p>tRead</text:p>
          </table:table-cell>
          <table:table-cell office:value-type="float" office:value="5858">
            <text:p>5858</text:p>
          </table:table-cell>
          <table:table-cell office:value-type="string">
            <text:p>tLoopCycle</text:p>
          </table:table-cell>
          <table:table-cell office:value-type="float" office:value="261">
            <text:p>261</text:p>
          </table:table-cell>
          <table:table-cell office:value-type="string">
            <text:p>tTotal</text:p>
          </table:table-cell>
          <table:table-cell office:value-type="float" office:value="1433549">
            <text:p>1433549</text:p>
          </table:table-cell>
          <table:table-cell office:value-type="string">
            <text:p>tReal</text:p>
          </table:table-cell>
          <table:table-cell table:formula="of:=([.$P6]+[.$R6])/1000" office:value-type="float" office:value="1064.843">
            <text:p>1065</text:p>
          </table:table-cell>
          <table:table-cell office:value-type="string">
            <text:p>speedup</text:p>
          </table:table-cell>
          <table:table-cell table:formula="of:=['stdout original'.AB21]/[.AB6]" office:value-type="float" office:value="5.40944157965071">
            <text:p>5.4094415797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22750">
            <text:p>422750</text:p>
          </table:table-cell>
          <table:table-cell office:value-type="string">
            <text:p>tLoop</text:p>
          </table:table-cell>
          <table:table-cell office:value-type="float" office:value="1198183">
            <text:p>1198183</text:p>
          </table:table-cell>
          <table:table-cell office:value-type="string">
            <text:p>tWrite</text:p>
          </table:table-cell>
          <table:table-cell office:value-type="float" office:value="19102">
            <text:p>19102</text:p>
          </table:table-cell>
          <table:table-cell office:value-type="string">
            <text:p>tCompute</text:p>
          </table:table-cell>
          <table:table-cell office:value-type="float" office:value="288">
            <text:p>288</text:p>
          </table:table-cell>
          <table:table-cell office:value-type="string">
            <text:p>tRead</text:p>
          </table:table-cell>
          <table:table-cell office:value-type="float" office:value="2442">
            <text:p>2442</text:p>
          </table:table-cell>
          <table:table-cell office:value-type="string">
            <text:p>tLoopCycle</text:p>
          </table:table-cell>
          <table:table-cell office:value-type="float" office:value="307">
            <text:p>307</text:p>
          </table:table-cell>
          <table:table-cell office:value-type="string">
            <text:p>tTotal</text:p>
          </table:table-cell>
          <table:table-cell office:value-type="float" office:value="1623375">
            <text:p>1623375</text:p>
          </table:table-cell>
          <table:table-cell office:value-type="string">
            <text:p>tReal</text:p>
          </table:table-cell>
          <table:table-cell table:formula="of:=([.$P7]+[.$R7])/1000" office:value-type="float" office:value="1217.285">
            <text:p>1217</text:p>
          </table:table-cell>
          <table:table-cell office:value-type="string">
            <text:p>speedup</text:p>
          </table:table-cell>
          <table:table-cell table:formula="of:=['stdout original'.AB25]/[.AB7]" office:value-type="float" office:value="6.84690766747311">
            <text:p>6.8469076675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52917">
            <text:p>452917</text:p>
          </table:table-cell>
          <table:table-cell office:value-type="string">
            <text:p>tLoop</text:p>
          </table:table-cell>
          <table:table-cell office:value-type="float" office:value="1356951">
            <text:p>1356951</text:p>
          </table:table-cell>
          <table:table-cell office:value-type="string">
            <text:p>tWrite</text:p>
          </table:table-cell>
          <table:table-cell office:value-type="float" office:value="30377">
            <text:p>30377</text:p>
          </table:table-cell>
          <table:table-cell office:value-type="string">
            <text:p>tCompute</text:p>
          </table:table-cell>
          <table:table-cell office:value-type="float" office:value="323">
            <text:p>323</text:p>
          </table:table-cell>
          <table:table-cell office:value-type="string">
            <text:p>tRead</text:p>
          </table:table-cell>
          <table:table-cell office:value-type="float" office:value="7808">
            <text:p>7808</text:p>
          </table:table-cell>
          <table:table-cell office:value-type="string">
            <text:p>tLoopCycle</text:p>
          </table:table-cell>
          <table:table-cell office:value-type="float" office:value="343">
            <text:p>343</text:p>
          </table:table-cell>
          <table:table-cell office:value-type="string">
            <text:p>tTotal</text:p>
          </table:table-cell>
          <table:table-cell office:value-type="float" office:value="1817676">
            <text:p>1817676</text:p>
          </table:table-cell>
          <table:table-cell office:value-type="string">
            <text:p>tReal</text:p>
          </table:table-cell>
          <table:table-cell table:formula="of:=([.$P8]+[.$R8])/1000" office:value-type="float" office:value="1387.328">
            <text:p>1387</text:p>
          </table:table-cell>
          <table:table-cell office:value-type="string">
            <text:p>speedup</text:p>
          </table:table-cell>
          <table:table-cell table:formula="of:=['stdout original'.AB29]/[.AB8]" office:value-type="float" office:value="8.21097029685842">
            <text:p>8.2109702969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96187">
            <text:p>496187</text:p>
          </table:table-cell>
          <table:table-cell office:value-type="string">
            <text:p>tLoop</text:p>
          </table:table-cell>
          <table:table-cell office:value-type="float" office:value="1603253">
            <text:p>1603253</text:p>
          </table:table-cell>
          <table:table-cell office:value-type="string">
            <text:p>tWrite</text:p>
          </table:table-cell>
          <table:table-cell office:value-type="float" office:value="45903">
            <text:p>45903</text:p>
          </table:table-cell>
          <table:table-cell office:value-type="string">
            <text:p>tCompute</text:p>
          </table:table-cell>
          <table:table-cell office:value-type="float" office:value="392">
            <text:p>392</text:p>
          </table:table-cell>
          <table:table-cell office:value-type="string">
            <text:p>tRead</text:p>
          </table:table-cell>
          <table:table-cell office:value-type="float" office:value="881">
            <text:p>881</text:p>
          </table:table-cell>
          <table:table-cell office:value-type="string">
            <text:p>tLoopCycle</text:p>
          </table:table-cell>
          <table:table-cell office:value-type="float" office:value="410">
            <text:p>410</text:p>
          </table:table-cell>
          <table:table-cell office:value-type="string">
            <text:p>tTotal</text:p>
          </table:table-cell>
          <table:table-cell office:value-type="float" office:value="2100321">
            <text:p>2100321</text:p>
          </table:table-cell>
          <table:table-cell office:value-type="string">
            <text:p>tReal</text:p>
          </table:table-cell>
          <table:table-cell table:formula="of:=([.$P9]+[.$R9])/1000" office:value-type="float" office:value="1649.156">
            <text:p>1649</text:p>
          </table:table-cell>
          <table:table-cell office:value-type="string">
            <text:p>speedup</text:p>
          </table:table-cell>
          <table:table-cell table:formula="of:=['stdout original'.AB33]/[.AB9]" office:value-type="float" office:value="9.05005469464381">
            <text:p>9.0500546946</text:p>
          </table:table-cell>
        </table:table-row>
      </table:table>
      <table:table table:name="graphs" table:style-name="ta1" table:print="false">
        <table:table-column table:style-name="co2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>
            <draw:frame table:end-cell-address="graphs.H25" table:end-x="0.908cm" table:end-y="0.404cm" draw:z-index="0" draw:style-name="gr1" draw:text-style-name="P1" svg:width="15.999cm" svg:height="8.999cm" svg:x="0.715cm" svg:y="0.438cm">
              <draw:object draw:notify-on-update-of-ranges="'stdout blocksize 2'.C2:'stdout blocksize 2'.C33 'stdout blocksize 2'.AB1:'stdout blocksize 2'.AB1 'stdout blocksize 2'.AB2:'stdout blocksize 2'.AB33 'stdout blocksize 4'.C2:'stdout blocksize 4'.C17 'stdout blocksize 4'.AB1:'stdout blocksize 4'.AB1 'stdout blocksize 4'.AB2:'stdout blocksize 4'.AB17 'stdout blocksize 8'.C2:'stdout blocksize 8'.C9 'stdout blocksize 8'.AB1:'stdout blocksize 8'.AB1 'stdout blocksize 8'.AB2:'stdout blocksize 8'.A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graphs.O26" table:end-x="0.934cm" table:end-y="0.006cm" draw:z-index="1" draw:style-name="gr1" draw:text-style-name="P1" svg:width="15.999cm" svg:height="8.999cm" svg:x="0.742cm" svg:y="0.039cm">
              <draw:object draw:notify-on-update-of-ranges="'stdout blocksize 2'.C2:'stdout blocksize 2'.C33 'stdout blocksize 2'.AD1:'stdout blocksize 2'.AD1 'stdout blocksize 2'.AD2:'stdout blocksize 2'.AD33 'stdout blocksize 4'.C2:'stdout blocksize 4'.C17 'stdout blocksize 4'.AD1:'stdout blocksize 4'.AD1 'stdout blocksize 4'.AD2:'stdout blocksize 4'.AD17 'stdout blocksize 8'.C2:'stdout blocksize 8'.C9 'stdout blocksize 8'.AD1:'stdout blocksize 8'.AD1 'stdout blocksize 8'.AD2:'stdout blocksize 8'.AD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Vos</meta:initial-creator>
    <meta:creation-date>2016-09-20T22:35:51.43</meta:creation-date>
    <dc:date>2016-11-12T21:06:59.92</dc:date>
    <dc:creator>D. Vos</dc:creator>
    <meta:editing-duration>PT1H29M53S</meta:editing-duration>
    <meta:editing-cycles>20</meta:editing-cycles>
    <meta:generator>OpenOffice/4.1.2$Win32 OpenOffice.org_project/412m3$Build-9782</meta:generator>
    <meta:document-statistic meta:table-count="5" meta:cell-count="25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execution time - single precision</text:p>
        </chart:title>
        <chart:subtitle svg:x="6.541cm" svg:y="1.275cm" chart:style-name="ch3">
          <text:p>baseline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B1:'stdout blocksize 2'.AB33 'stdout blocksize 4'.AB1:'stdout blocksize 4'.AB17 'stdout blocksize 8'.AB1:'stdout blocksize 8'.AB9" chart:data-source-has-labels="row" svg:x="1.358cm" svg:y="2.318cm" svg:width="10.806cm" svg:height="5.494cm">
          <chartooo:coordinate-region svg:x="2.35cm" svg:y="2.53cm" svg:width="9.627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8">
            <chart:title svg:x="0.451cm" svg:y="5.823cm" chart:style-name="ch9">
              <text:p>time (ms)</text:p>
            </chart:title>
            <chart:grid chart:style-name="ch10" chart:class="major"/>
          </chart:axis>
          <chart:series chart:style-name="ch11" chart:values-cell-range-address="'stdout blocksize 2'.AB2:'stdout blocksize 2'.AB33" chart:label-cell-address="'stdout blocksize 2'.AB1:'stdout blocksize 2'.AB1" chart:class="chart:scatter">
            <chart:domain table:cell-range-address="'stdout blocksize 2'.C2:'stdout blocksize 2'.C33"/>
            <chart:data-point chart:repeated="32"/>
          </chart:series>
          <chart:series chart:style-name="ch12" chart:values-cell-range-address="'stdout blocksize 4'.AB2:'stdout blocksize 4'.AB17" chart:label-cell-address="'stdout blocksize 4'.AB1:'stdout blocksize 4'.AB1" chart:class="chart:scatter">
            <chart:domain table:cell-range-address="'stdout blocksize 4'.C2:'stdout blocksize 4'.C17"/>
            <chart:data-point chart:repeated="16"/>
          </chart:series>
          <chart:series chart:style-name="ch13" chart:values-cell-range-address="'stdout blocksize 8'.AB2:'stdout blocksize 8'.AB9" chart:label-cell-address="'stdout blocksize 8'.AB1:'stdout blocksize 8'.AB1" chart:class="chart:scatter">
            <chart:domain table:cell-range-address="'stdout blocksize 8'.C2:'stdout blocksize 8'.C9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B1:'stdout blocksize 2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B1:'stdout blocksize 4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B1:'stdout blocksize 8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524.677">
                <text:p>524.677</text:p>
                <draw:g>
                  <svg:desc>'stdout blocksize 2'.AB2:'stdout blocksize 2'.AB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436.799">
                <text:p>436.799</text:p>
                <draw:g>
                  <svg:desc>'stdout blocksize 4'.AB2:'stdout blocksize 4'.AB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878.958">
                <text:p>878.958</text:p>
                <draw:g>
                  <svg:desc>'stdout blocksize 8'.AB2:'stdout blocksize 8'.A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87.486">
                <text:p>487.486</text:p>
              </table:table-cell>
              <table:table-cell office:value-type="float" office:value="8">
                <text:p>8</text:p>
              </table:table-cell>
              <table:table-cell office:value-type="float" office:value="432.948">
                <text:p>432.948</text:p>
              </table:table-cell>
              <table:table-cell office:value-type="float" office:value="16">
                <text:p>16</text:p>
              </table:table-cell>
              <table:table-cell office:value-type="float" office:value="826.258">
                <text:p>826.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.079">
                <text:p>434.079</text:p>
              </table:table-cell>
              <table:table-cell office:value-type="float" office:value="12">
                <text:p>12</text:p>
              </table:table-cell>
              <table:table-cell office:value-type="float" office:value="426.146">
                <text:p>426.146</text:p>
              </table:table-cell>
              <table:table-cell office:value-type="float" office:value="24">
                <text:p>24</text:p>
              </table:table-cell>
              <table:table-cell office:value-type="float" office:value="776.535">
                <text:p>776.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34.836">
                <text:p>534.836</text:p>
              </table:table-cell>
              <table:table-cell office:value-type="float" office:value="16">
                <text:p>16</text:p>
              </table:table-cell>
              <table:table-cell office:value-type="float" office:value="426.723">
                <text:p>426.723</text:p>
              </table:table-cell>
              <table:table-cell office:value-type="float" office:value="32">
                <text:p>32</text:p>
              </table:table-cell>
              <table:table-cell office:value-type="float" office:value="911.103">
                <text:p>911.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14.709">
                <text:p>614.709</text:p>
              </table:table-cell>
              <table:table-cell office:value-type="float" office:value="20">
                <text:p>20</text:p>
              </table:table-cell>
              <table:table-cell office:value-type="float" office:value="428.65">
                <text:p>428.65</text:p>
              </table:table-cell>
              <table:table-cell office:value-type="float" office:value="40">
                <text:p>40</text:p>
              </table:table-cell>
              <table:table-cell office:value-type="float" office:value="1064.843">
                <text:p>1064.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73.961">
                <text:p>573.961</text:p>
              </table:table-cell>
              <table:table-cell office:value-type="float" office:value="24">
                <text:p>24</text:p>
              </table:table-cell>
              <table:table-cell office:value-type="float" office:value="440.723">
                <text:p>440.723</text:p>
              </table:table-cell>
              <table:table-cell office:value-type="float" office:value="48">
                <text:p>48</text:p>
              </table:table-cell>
              <table:table-cell office:value-type="float" office:value="1217.285">
                <text:p>1217.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75.193">
                <text:p>475.193</text:p>
              </table:table-cell>
              <table:table-cell office:value-type="float" office:value="28">
                <text:p>28</text:p>
              </table:table-cell>
              <table:table-cell office:value-type="float" office:value="634.772">
                <text:p>634.772</text:p>
              </table:table-cell>
              <table:table-cell office:value-type="float" office:value="56">
                <text:p>56</text:p>
              </table:table-cell>
              <table:table-cell office:value-type="float" office:value="1387.328">
                <text:p>1387.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55.632">
                <text:p>555.632</text:p>
              </table:table-cell>
              <table:table-cell office:value-type="float" office:value="32">
                <text:p>32</text:p>
              </table:table-cell>
              <table:table-cell office:value-type="float" office:value="675.271">
                <text:p>675.271</text:p>
              </table:table-cell>
              <table:table-cell office:value-type="float" office:value="64">
                <text:p>64</text:p>
              </table:table-cell>
              <table:table-cell office:value-type="float" office:value="1649.156">
                <text:p>1649.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88.414">
                <text:p>488.414</text:p>
              </table:table-cell>
              <table:table-cell office:value-type="float" office:value="36">
                <text:p>36</text:p>
              </table:table-cell>
              <table:table-cell office:value-type="float" office:value="631.923">
                <text:p>631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35.134">
                <text:p>535.134</text:p>
              </table:table-cell>
              <table:table-cell office:value-type="float" office:value="40">
                <text:p>40</text:p>
              </table:table-cell>
              <table:table-cell office:value-type="float" office:value="657.055">
                <text:p>65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591.931">
                <text:p>591.931</text:p>
              </table:table-cell>
              <table:table-cell office:value-type="float" office:value="44">
                <text:p>44</text:p>
              </table:table-cell>
              <table:table-cell office:value-type="float" office:value="750.068">
                <text:p>75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81.472">
                <text:p>581.472</text:p>
              </table:table-cell>
              <table:table-cell office:value-type="float" office:value="48">
                <text:p>48</text:p>
              </table:table-cell>
              <table:table-cell office:value-type="float" office:value="840.087">
                <text:p>84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07.694">
                <text:p>607.694</text:p>
              </table:table-cell>
              <table:table-cell office:value-type="float" office:value="52">
                <text:p>52</text:p>
              </table:table-cell>
              <table:table-cell office:value-type="float" office:value="847.245">
                <text:p>847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45.165">
                <text:p>745.165</text:p>
              </table:table-cell>
              <table:table-cell office:value-type="float" office:value="56">
                <text:p>56</text:p>
              </table:table-cell>
              <table:table-cell office:value-type="float" office:value="985.595">
                <text:p>985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21.739">
                <text:p>821.739</text:p>
              </table:table-cell>
              <table:table-cell office:value-type="float" office:value="60">
                <text:p>60</text:p>
              </table:table-cell>
              <table:table-cell office:value-type="float" office:value="1049.196">
                <text:p>1049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59.513">
                <text:p>759.513</text:p>
              </table:table-cell>
              <table:table-cell office:value-type="float" office:value="64">
                <text:p>64</text:p>
              </table:table-cell>
              <table:table-cell office:value-type="float" office:value="1366.031">
                <text:p>1366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873.559">
                <text:p>873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850.231">
                <text:p>85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897.696">
                <text:p>897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22.314">
                <text:p>822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871.357">
                <text:p>871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172.827">
                <text:p>1172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483.269">
                <text:p>1483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509.009">
                <text:p>1509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201.89">
                <text:p>120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426.158">
                <text:p>1426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556.864">
                <text:p>1556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824.097">
                <text:p>1824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739.485">
                <text:p>1739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95.275">
                <text:p>1095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265.852">
                <text:p>1265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5.506">
                <text:p>1285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eedup - single precision</text:p>
        </chart:title>
        <chart:subtitle svg:x="6.541cm" svg:y="1.275cm" chart:style-name="ch3">
          <text:p>baseline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D1:'stdout blocksize 2'.AD33 'stdout blocksize 4'.AD1:'stdout blocksize 4'.AD17 'stdout blocksize 8'.AD1:'stdout blocksize 8'.AD9" chart:data-source-has-labels="row" svg:x="1.358cm" svg:y="2.318cm" svg:width="10.806cm" svg:height="5.494cm">
          <chartooo:coordinate-region svg:x="1.979cm" svg:y="2.53cm" svg:width="9.998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6">
            <chart:title svg:x="0.451cm" svg:y="5.929cm" chart:style-name="ch8">
              <text:p>speedup(-)</text:p>
            </chart:title>
            <chart:grid chart:style-name="ch9" chart:class="major"/>
          </chart:axis>
          <chart:series chart:style-name="ch10" chart:values-cell-range-address="'stdout blocksize 2'.AD2:'stdout blocksize 2'.AD33" chart:label-cell-address="'stdout blocksize 2'.AD1:'stdout blocksize 2'.AD1" chart:class="chart:scatter">
            <chart:domain table:cell-range-address="'stdout blocksize 2'.C2:'stdout blocksize 2'.C33"/>
            <chart:data-point chart:repeated="32"/>
          </chart:series>
          <chart:series chart:style-name="ch11" chart:values-cell-range-address="'stdout blocksize 4'.AD2:'stdout blocksize 4'.AD17" chart:label-cell-address="'stdout blocksize 4'.AD1:'stdout blocksize 4'.AD1" chart:class="chart:scatter">
            <chart:domain table:cell-range-address="'stdout blocksize 4'.C2:'stdout blocksize 4'.C17"/>
            <chart:data-point chart:repeated="16"/>
          </chart:series>
          <chart:series chart:style-name="ch12" chart:values-cell-range-address="'stdout blocksize 8'.AD2:'stdout blocksize 8'.AD9" chart:label-cell-address="'stdout blocksize 8'.AD1:'stdout blocksize 8'.AD1" chart:class="chart:scatter">
            <chart:domain table:cell-range-address="'stdout blocksize 8'.C2:'stdout blocksize 8'.C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D1:'stdout blocksize 2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D1:'stdout blocksize 4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D1:'stdout blocksize 8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0.0357496135717785">
                <text:p>0.0357496135717785</text:p>
                <draw:g>
                  <svg:desc>'stdout blocksize 2'.AD2:'stdout blocksize 2'.AD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0.141259480905405">
                <text:p>0.141259480905405</text:p>
                <draw:g>
                  <svg:desc>'stdout blocksize 4'.AD2:'stdout blocksize 4'.AD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0.370761742881912">
                <text:p>0.370761742881912</text:p>
                <draw:g>
                  <svg:desc>'stdout blocksize 8'.AD2:'stdout blocksize 8'.A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26571840011816">
                <text:p>0.126571840011816</text:p>
              </table:table-cell>
              <table:table-cell office:value-type="float" office:value="8">
                <text:p>8</text:p>
              </table:table-cell>
              <table:table-cell office:value-type="float" office:value="0.752709332298567">
                <text:p>0.752709332298567</text:p>
              </table:table-cell>
              <table:table-cell office:value-type="float" office:value="16">
                <text:p>16</text:p>
              </table:table-cell>
              <table:table-cell office:value-type="float" office:value="1.96268477884632">
                <text:p>1.96268477884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50496107851336">
                <text:p>0.350496107851336</text:p>
              </table:table-cell>
              <table:table-cell office:value-type="float" office:value="12">
                <text:p>12</text:p>
              </table:table-cell>
              <table:table-cell office:value-type="float" office:value="1.72080695348543">
                <text:p>1.72080695348543</text:p>
              </table:table-cell>
              <table:table-cell office:value-type="float" office:value="24">
                <text:p>24</text:p>
              </table:table-cell>
              <table:table-cell office:value-type="float" office:value="4.04320474930299">
                <text:p>4.04320474930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09315752866299">
                <text:p>0.609315752866299</text:p>
              </table:table-cell>
              <table:table-cell office:value-type="float" office:value="16">
                <text:p>16</text:p>
              </table:table-cell>
              <table:table-cell office:value-type="float" office:value="3.80032011398495">
                <text:p>3.80032011398495</text:p>
              </table:table-cell>
              <table:table-cell office:value-type="float" office:value="32">
                <text:p>32</text:p>
              </table:table-cell>
              <table:table-cell office:value-type="float" office:value="4.02986709515829">
                <text:p>4.02986709515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687666847239914">
                <text:p>0.687666847239914</text:p>
              </table:table-cell>
              <table:table-cell office:value-type="float" office:value="20">
                <text:p>20</text:p>
              </table:table-cell>
              <table:table-cell office:value-type="float" office:value="4.38241455733116">
                <text:p>4.38241455733116</text:p>
              </table:table-cell>
              <table:table-cell office:value-type="float" office:value="40">
                <text:p>40</text:p>
              </table:table-cell>
              <table:table-cell office:value-type="float" office:value="5.40944157965071">
                <text:p>5.40944157965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27763907303806">
                <text:p>1.27763907303806</text:p>
              </table:table-cell>
              <table:table-cell office:value-type="float" office:value="24">
                <text:p>24</text:p>
              </table:table-cell>
              <table:table-cell office:value-type="float" office:value="7.12395314063482">
                <text:p>7.12395314063482</text:p>
              </table:table-cell>
              <table:table-cell office:value-type="float" office:value="48">
                <text:p>48</text:p>
              </table:table-cell>
              <table:table-cell office:value-type="float" office:value="6.84690766747311">
                <text:p>6.84690766747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.17160606322063">
                <text:p>2.17160606322063</text:p>
              </table:table-cell>
              <table:table-cell office:value-type="float" office:value="28">
                <text:p>28</text:p>
              </table:table-cell>
              <table:table-cell office:value-type="float" office:value="6.7332632819343">
                <text:p>6.7332632819343</text:p>
              </table:table-cell>
              <table:table-cell office:value-type="float" office:value="56">
                <text:p>56</text:p>
              </table:table-cell>
              <table:table-cell office:value-type="float" office:value="8.21097029685842">
                <text:p>8.21097029685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.91862959656751">
                <text:p>2.91862959656751</text:p>
              </table:table-cell>
              <table:table-cell office:value-type="float" office:value="32">
                <text:p>32</text:p>
              </table:table-cell>
              <table:table-cell office:value-type="float" office:value="5.43726000376145">
                <text:p>5.43726000376145</text:p>
              </table:table-cell>
              <table:table-cell office:value-type="float" office:value="64">
                <text:p>64</text:p>
              </table:table-cell>
              <table:table-cell office:value-type="float" office:value="9.05005469464381">
                <text:p>9.0500546946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56535439197075">
                <text:p>4.56535439197075</text:p>
              </table:table-cell>
              <table:table-cell office:value-type="float" office:value="36">
                <text:p>36</text:p>
              </table:table-cell>
              <table:table-cell office:value-type="float" office:value="7.35992834570035">
                <text:p>7.3599283457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.5103768401933">
                <text:p>3.5103768401933</text:p>
              </table:table-cell>
              <table:table-cell office:value-type="float" office:value="40">
                <text:p>40</text:p>
              </table:table-cell>
              <table:table-cell office:value-type="float" office:value="8.76670293963215">
                <text:p>8.7667029396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.38921935157983">
                <text:p>4.38921935157983</text:p>
              </table:table-cell>
              <table:table-cell office:value-type="float" office:value="44">
                <text:p>44</text:p>
              </table:table-cell>
              <table:table-cell office:value-type="float" office:value="9.51599721625239">
                <text:p>9.5159972162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.39955492267899">
                <text:p>5.39955492267899</text:p>
              </table:table-cell>
              <table:table-cell office:value-type="float" office:value="48">
                <text:p>48</text:p>
              </table:table-cell>
              <table:table-cell office:value-type="float" office:value="9.92116054646721">
                <text:p>9.9211605464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.91017518685391">
                <text:p>5.91017518685391</text:p>
              </table:table-cell>
              <table:table-cell office:value-type="float" office:value="52">
                <text:p>52</text:p>
              </table:table-cell>
              <table:table-cell office:value-type="float" office:value="11.8728703031591">
                <text:p>11.872870303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.73575919427241">
                <text:p>5.73575919427241</text:p>
              </table:table-cell>
              <table:table-cell office:value-type="float" office:value="56">
                <text:p>56</text:p>
              </table:table-cell>
              <table:table-cell office:value-type="float" office:value="11.5577990959776">
                <text:p>11.557799095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.01288973749573">
                <text:p>5.01288973749573</text:p>
              </table:table-cell>
              <table:table-cell office:value-type="float" office:value="60">
                <text:p>60</text:p>
              </table:table-cell>
              <table:table-cell office:value-type="float" office:value="12.4827601325205">
                <text:p>12.482760132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.83418190340389">
                <text:p>4.83418190340389</text:p>
              </table:table-cell>
              <table:table-cell office:value-type="float" office:value="64">
                <text:p>64</text:p>
              </table:table-cell>
              <table:table-cell office:value-type="float" office:value="10.9257784047361">
                <text:p>10.925778404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4.73669093902072">
                <text:p>4.7366909390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.47016987148199">
                <text:p>5.47016987148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6.17355986881973">
                <text:p>6.1735598688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.00487405054517">
                <text:p>7.0048740505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7.74466952121805">
                <text:p>7.7446695212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6.0858464206571">
                <text:p>6.085846420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5.15405904121235">
                <text:p>5.1540590412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5.52325267775076">
                <text:p>5.52325267775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.53246636547438">
                <text:p>7.5324663654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7.05337697506167">
                <text:p>7.0533769750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6.79646455952479">
                <text:p>6.7964645595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6.24490309451745">
                <text:p>6.244903094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7.03056939266507">
                <text:p>7.0305693926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1.9576015156011">
                <text:p>11.957601515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1.0560586861655">
                <text:p>11.056058686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1.6101768486495">
                <text:p>11.610176848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